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7cm" fo:margin-left="0.097cm" table:align="left"/>
    </style:style>
    <style:style style:name="Table1.A" style:family="table-column">
      <style:table-column-properties style:column-width="5.666cm"/>
    </style:style>
    <style:style style:name="Table1.B" style:family="table-column">
      <style:table-column-properties style:column-width="5.667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fo:margin-left="0.097cm" table:align="left"/>
    </style:style>
    <style:style style:name="Table2.A" style:family="table-column">
      <style:table-column-properties style:column-width="17cm"/>
    </style:style>
    <style:style style:name="Table2.A1" style:family="table-cell">
      <style:table-cell-properties fo:padding="0.097cm" fo:border="0.002cm solid #000000"/>
    </style:style>
    <style:style style:name="P1" style:family="paragraph" style:parent-style-name="Normal">
      <style:text-properties fo:language="en" fo:country="GB" fo:font-weight="bold" style:font-weight-asian="bold" style:font-weight-complex="bold"/>
    </style:style>
    <style:style style:name="P2" style:family="paragraph" style:parent-style-name="Normal">
      <style:paragraph-properties style:text-autospace="none"/>
    </style:style>
    <style:style style:name="P3" style:family="paragraph" style:parent-style-name="Normal">
      <style:text-properties style:font-name="Times New Roman" fo:language="en" fo:country="GB"/>
    </style:style>
    <style:style style:name="P4" style:family="paragraph" style:parent-style-name="Normal">
      <style:text-properties style:font-name="Times New Roman" fo:language="en" fo:country="GB" fo:font-weight="bold" style:font-weight-asian="bold" style:font-weight-complex="bold"/>
    </style:style>
    <style:style style:name="P5" style:family="paragraph" style:parent-style-name="Normal">
      <style:text-properties style:font-name="Times New Roman" fo:language="en" fo:country="GB" fo:font-weight="normal" style:font-weight-asian="normal" style:font-weight-complex="normal"/>
    </style:style>
    <style:style style:name="P6" style:family="paragraph" style:parent-style-name="Normal">
      <style:text-properties style:font-name="Times New Roman" fo:font-size="14pt" fo:language="en" fo:country="GB" fo:font-weight="bold" style:font-size-asian="14pt" style:font-weight-asian="bold" style:font-size-complex="14pt" style:font-weight-complex="bold"/>
    </style:style>
    <style:style style:name="P7" style:family="paragraph" style:parent-style-name="Normal">
      <style:text-properties style:font-name="Times New Roman" fo:font-size="10pt" fo:language="en" fo:country="GB" style:font-name-asian="Courier New" style:font-size-asian="10pt" style:font-name-complex="Courier New" style:font-size-complex="10pt"/>
    </style:style>
    <style:style style:name="P8" style:family="paragraph" style:parent-style-name="Normal">
      <style:text-properties style:font-name="Calibri" fo:font-size="10pt" fo:language="en" fo:country="GB" style:font-name-asian="Courier New" style:font-size-asian="10pt" style:font-name-complex="Courier New" style:font-size-complex="10pt"/>
    </style:style>
    <style:style style:name="P9" style:family="paragraph" style:parent-style-name="Normal">
      <style:paragraph-properties style:text-autospace="none"/>
      <style:text-properties style:font-name="Calibri" fo:font-size="10pt" fo:language="en" fo:country="GB" style:font-name-asian="Courier New" style:font-size-asian="10pt" style:font-name-complex="Courier New" style:font-size-complex="10pt"/>
    </style:style>
    <style:style style:name="P10" style:family="paragraph" style:parent-style-name="Standard">
      <style:text-properties fo:language="en" fo:country="GB" fo:font-weight="bold" style:font-weight-asian="bold" style:font-weight-complex="bold"/>
    </style:style>
    <style:style style:name="P11" style:family="paragraph" style:parent-style-name="Body_20_Text">
      <style:text-properties style:font-name="Times New Roman"/>
    </style:style>
    <style:style style:name="P12" style:family="paragraph" style:parent-style-name="Body_20_Text">
      <style:text-properties style:font-name="Times New Roman" fo:language="en" fo:country="GB"/>
    </style:style>
    <style:style style:name="P13" style:family="paragraph" style:parent-style-name="Body_20_Text">
      <style:text-properties style:font-name="Times New Roman" fo:language="en" fo:country="GB" fo:font-weight="bold" style:font-weight-asian="bold" style:font-weight-complex="bold"/>
    </style:style>
    <style:style style:name="P14" style:family="paragraph" style:parent-style-name="Body_20_Text">
      <style:text-properties style:font-name="Times New Roman" fo:language="en" fo:country="GB" style:font-name-asian="Courier New" style:font-name-complex="Courier New"/>
    </style:style>
    <style:style style:name="P15" style:family="paragraph" style:parent-style-name="Body_20_Text">
      <style:text-properties style:font-name="Times New Roman" fo:language="en" fo:country="GB" fo:font-weight="normal" style:font-weight-asian="normal" style:font-weight-complex="normal"/>
    </style:style>
    <style:style style:name="P16" style:family="paragraph" style:parent-style-name="Body_20_Text">
      <style:text-properties style:font-name="Times New Roman" fo:font-weight="normal" style:font-weight-asian="normal" style:font-weight-complex="normal"/>
    </style:style>
    <style:style style:name="P17" style:family="paragraph" style:parent-style-name="Table_20_Contents">
      <style:text-properties style:font-name="Times New Roman" fo:language="en" fo:country="GB"/>
    </style:style>
    <style:style style:name="P18" style:family="paragraph" style:parent-style-name="Table_20_Contents">
      <style:paragraph-properties fo:text-align="center" style:justify-single-word="false"/>
      <style:text-properties style:font-name="Times New Roman" fo:language="en" fo:country="GB"/>
    </style:style>
    <style:style style:name="P19" style:family="paragraph" style:parent-style-name="Table_20_Heading">
      <style:text-properties style:font-name="Times New Roman" fo:language="en" fo:country="GB"/>
    </style:style>
    <style:style style:name="P20" style:family="paragraph" style:parent-style-name="Normal">
      <style:text-properties style:font-name="Times New Roman" fo:language="en" fo:country="GB"/>
    </style:style>
    <style:style style:name="P21" style:family="paragraph" style:parent-style-name="Normal" style:list-style-name="L1">
      <style:text-properties style:font-name="Times New Roman" fo:language="en" fo:country="GB"/>
    </style:style>
    <style:style style:name="P22" style:family="paragraph" style:parent-style-name="Normal" style:list-style-name="L2">
      <style:text-properties style:font-name="Times New Roman" fo:language="en" fo:country="GB"/>
    </style:style>
    <style:style style:name="P23" style:family="paragraph" style:parent-style-name="Normal" style:list-style-name="L4">
      <style:text-properties style:font-name="Times New Roman" fo:language="en" fo:country="GB"/>
    </style:style>
    <style:style style:name="P24" style:family="paragraph" style:parent-style-name="Normal" style:list-style-name="L3"/>
    <style:style style:name="P25" style:family="paragraph" style:parent-style-name="Normal">
      <style:text-properties fo:language="en" fo:country="GB" fo:font-weight="bold" style:font-weight-asian="bold" style:font-weight-complex="bold"/>
    </style:style>
    <style:style style:name="P26" style:family="paragraph" style:parent-style-name="Heading" style:master-page-name="MP0">
      <style:paragraph-properties style:page-number="auto" fo:break-before="page"/>
      <style:text-properties style:font-name="Times New Roman" fo:font-size="16pt" fo:language="en" fo:country="GB" fo:font-weight="bold" style:font-size-asian="16pt" style:font-weight-asian="bold" style:font-size-complex="16pt" style:font-weight-complex="bold"/>
    </style:style>
    <style:style style:name="P27" style:family="paragraph" style:parent-style-name="Heading_20_1">
      <style:text-properties style:font-name="Times New Roman" fo:language="en" fo:country="GB"/>
    </style:style>
    <style:style style:name="P28" style:family="paragraph" style:parent-style-name="Heading_20_2">
      <style:text-properties style:font-name="Times New Roman" fo:language="en" fo:country="GB"/>
    </style:style>
    <style:style style:name="P29" style:family="paragraph" style:parent-style-name="Heading_20_2">
      <style:text-properties style:font-name="Times New Roman" fo:language="en" fo:country="GB" style:text-underline-style="solid" style:text-underline-width="auto" style:text-underline-color="font-color"/>
    </style:style>
    <style:style style:name="P30" style:family="paragraph" style:parent-style-name="Heading_20_3">
      <style:text-properties style:font-name="Times New Roman" fo:language="en" fo:country="GB"/>
    </style:style>
    <style:style style:name="P31" style:family="paragraph" style:parent-style-name="Body_20_Text" style:list-style-name="L5">
      <style:text-properties style:font-name="Times New Roman" fo:font-weight="normal" style:font-weight-asian="normal" style:font-weight-complex="normal"/>
    </style:style>
    <style:style style:name="P32" style:family="paragraph" style:parent-style-name="Body_20_Text" style:list-style-name="L5">
      <style:text-properties style:font-name="Times New Roman" fo:language="en" fo:country="GB" fo:font-weight="normal" style:font-weight-asian="normal" style:font-weight-complex="normal"/>
    </style:style>
    <style:style style:name="P33" style:family="paragraph" style:parent-style-name="Body_20_Text" style:list-style-name="L5">
      <style:text-properties style:font-name="Times New Roman" fo:language="en" fo:country="GB" fo:font-weight="bold" style:font-weight-asian="bold" style:font-weight-complex="bold"/>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style:font-name="Times New Roman"/>
    </style:style>
    <style:style style:name="T4" style:family="text">
      <style:text-properties style:font-name="Times New Roman" fo:language="en" fo:country="GB"/>
    </style:style>
    <style:style style:name="T5" style:family="text">
      <style:text-properties style:font-name="Times New Roman" fo:language="en" fo:country="GB" fo:font-weight="bold" style:font-weight-asian="bold"/>
    </style:style>
    <style:style style:name="T6" style:family="text">
      <style:text-properties style:font-name="Times New Roman" fo:language="en" fo:country="GB" fo:font-weight="bold" style:font-weight-asian="bold" style:font-weight-complex="bold"/>
    </style:style>
    <style:style style:name="T7" style:family="text">
      <style:text-properties style:font-name="Times New Roman" fo:language="en" fo:country="GB" fo:font-weight="normal" style:font-weight-asian="normal"/>
    </style:style>
    <style:style style:name="T8" style:family="text">
      <style:text-properties style:font-name="Times New Roman" fo:language="en" fo:country="GB" fo:font-weight="normal" style:font-weight-asian="normal" style:font-weight-complex="normal"/>
    </style:style>
    <style:style style:name="T9" style:family="text">
      <style:text-properties style:font-name="Times New Roman" fo:language="en" fo:country="GB" style:font-weight-complex="bold"/>
    </style:style>
    <style:style style:name="T10" style:family="text">
      <style:text-properties style:font-name="Times New Roman" fo:font-size="14pt" fo:language="en" fo:country="GB" fo:font-weight="bold" style:font-size-asian="14pt" style:font-weight-asian="bold" style:font-size-complex="14pt" style:font-weight-complex="bold"/>
    </style:style>
    <style:style style:name="T11" style:family="text">
      <style:text-properties style:font-name="Times New Roman" fo:font-size="14pt" fo:font-weight="bold" style:font-size-asian="14pt" style:font-weight-asian="bold" style:font-size-complex="14pt" style:font-weight-complex="bold"/>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fo:font-weight="normal" style:font-size-asian="10.5pt" style:font-weight-asian="normal" style:font-size-complex="12pt" style:font-weight-complex="normal"/>
    </style:style>
    <style:style style:name="T16" style:family="text">
      <style:text-properties style:font-name="Times New Roman" fo:font-size="12pt" fo:font-weight="bold" style:font-size-asian="12pt" style:font-weight-asian="bold" style:font-size-complex="12pt" style:font-weight-complex="bold"/>
    </style:style>
    <style:style style:name="T17" style:family="text">
      <style:text-properties fo:color="#000000" style:font-name="Calibri" fo:font-size="10pt" fo:language="en" fo:country="GB" style:text-underline-style="solid" style:text-underline-width="auto" style:text-underline-color="font-color" style:text-underline-mode="continuous" style:text-overline-mode="continuous" style:text-line-through-mode="continuous" style:font-name-asian="Courier New" style:font-size-asian="10pt" style:font-name-complex="Courier New" style:font-size-complex="10pt"/>
    </style:style>
    <style:style style:name="T18" style:family="text">
      <style:text-properties fo:color="#000000" style:font-name="Calibri" fo:font-size="10pt" fo:language="en" fo:country="GB" style:text-underline-style="solid" style:text-underline-width="auto" style:text-underline-color="font-color" style:text-underline-mode="continuous" style:text-overline-mode="continuous" style:text-line-through-mode="continuous" fo:background-color="#ffff00" style:font-name-asian="Courier New" style:font-size-asian="10pt" style:font-name-complex="Courier New" style:font-size-complex="10pt"/>
    </style:style>
    <style:style style:name="T19" style:family="text">
      <style:text-properties fo:color="#000000" style:font-name="Calibri" fo:font-size="10pt" fo:language="en" fo:country="GB" fo:background-color="#ffff00" style:font-name-asian="Courier New" style:font-size-asian="10pt" style:font-name-complex="Courier New" style:font-size-complex="10pt"/>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style:font-size-asian="12pt" style:font-size-complex="12pt"/>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weight="normal" style:font-weight-asian="normal" style:font-weight-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style:font-name="Calibri" fo:font-size="10pt" fo:language="en" fo:country="GB" style:font-name-asian="Courier New" style:font-size-asian="10pt" style:font-name-complex="Courier New" style:font-size-complex="10pt"/>
    </style:style>
    <style:style style:name="T27" style:family="text">
      <style:text-properties style:font-name="Calibri" fo:font-size="10pt" fo:language="en" fo:country="GB" fo:background-color="#ffff00" style:font-name-asian="Courier New" style:font-size-asian="10pt" style:font-name-complex="Courier New" style:font-size-complex="10pt"/>
    </style:style>
    <style:style style:name="T28" style:family="text">
      <style:text-properties fo:font-size="14pt" fo:font-weight="bold" style:font-size-asian="14pt" style:font-weight-asian="bold" style:font-size-complex="14pt" style:font-weight-complex="bold"/>
    </style:style>
    <text:list-style style:name="L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
        <style:list-level-properties text:space-before="1.27cm" text:min-label-width="0.635cm"/>
        <style:text-properties style:font-name="Symbol"/>
      </text:list-level-style-bullet>
      <text:list-level-style-bullet text:level="3" text:style-name="WW_5f_CharLFO2LVL3" text:bullet-char="">
        <style:list-level-properties text:space-before="1.905cm" text:min-label-width="0.635cm"/>
        <style:text-properties style:font-name="Symbol"/>
      </text:list-level-style-bullet>
      <text:list-level-style-bullet text:level="4" text:style-name="WW_5f_CharLFO2LVL4" text:bullet-char="">
        <style:list-level-properties text:space-before="2.54cm" text:min-label-width="0.635cm"/>
        <style:text-properties style:font-name="Symbol"/>
      </text:list-level-style-bullet>
      <text:list-level-style-bullet text:level="5" text:style-name="WW_5f_CharLFO2LVL5" text:bullet-char="">
        <style:list-level-properties text:space-before="3.175cm" text:min-label-width="0.635cm"/>
        <style:text-properties style:font-name="Symbol"/>
      </text:list-level-style-bullet>
      <text:list-level-style-bullet text:level="6" text:style-name="WW_5f_CharLFO2LVL6" text:bullet-char="">
        <style:list-level-properties text:space-before="3.81cm" text:min-label-width="0.635cm"/>
        <style:text-properties style:font-name="Symbol"/>
      </text:list-level-style-bullet>
      <text:list-level-style-bullet text:level="7" text:style-name="WW_5f_CharLFO2LVL7" text:bullet-char="">
        <style:list-level-properties text:space-before="4.445cm" text:min-label-width="0.635cm"/>
        <style:text-properties style:font-name="Symbol"/>
      </text:list-level-style-bullet>
      <text:list-level-style-bullet text:level="8" text:style-name="WW_5f_CharLFO2LVL8" text:bullet-char="">
        <style:list-level-properties text:space-before="5.08cm" text:min-label-width="0.635cm"/>
        <style:text-properties style:font-name="Symbol"/>
      </text:list-level-style-bullet>
      <text:list-level-style-bullet text:level="9" text:style-name="WW_5f_CharLFO2LVL9" text:bullet-char="">
        <style:list-level-properties text:space-before="5.715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bullet text:level="3" text:style-name="WW_5f_CharLFO3LVL3" text:bullet-char="">
        <style:list-level-properties text:space-before="1.905cm" text:min-label-width="0.635cm"/>
        <style:text-properties style:font-name="Symbol"/>
      </text:list-level-style-bullet>
      <text:list-level-style-bullet text:level="4" text:style-name="WW_5f_CharLFO3LVL4" text:bullet-char="">
        <style:list-level-properties text:space-before="2.54cm" text:min-label-width="0.635cm"/>
        <style:text-properties style:font-name="Symbol"/>
      </text:list-level-style-bullet>
      <text:list-level-style-bullet text:level="5" text:style-name="WW_5f_CharLFO3LVL5" text:bullet-char="">
        <style:list-level-properties text:space-before="3.175cm" text:min-label-width="0.635cm"/>
        <style:text-properties style:font-name="Symbol"/>
      </text:list-level-style-bullet>
      <text:list-level-style-bullet text:level="6" text:style-name="WW_5f_CharLFO3LVL6" text:bullet-char="">
        <style:list-level-properties text:space-before="3.81cm" text:min-label-width="0.635cm"/>
        <style:text-properties style:font-name="Symbol"/>
      </text:list-level-style-bullet>
      <text:list-level-style-bullet text:level="7" text:style-name="WW_5f_CharLFO3LVL7" text:bullet-char="">
        <style:list-level-properties text:space-before="4.445cm" text:min-label-width="0.635cm"/>
        <style:text-properties style:font-name="Symbol"/>
      </text:list-level-style-bullet>
      <text:list-level-style-bullet text:level="8" text:style-name="WW_5f_CharLFO3LVL8" text:bullet-char="">
        <style:list-level-properties text:space-before="5.08cm" text:min-label-width="0.635cm"/>
        <style:text-properties style:font-name="Symbol"/>
      </text:list-level-style-bullet>
      <text:list-level-style-bullet text:level="9" text:style-name="WW_5f_CharLFO3LVL9" text:bullet-char="">
        <style:list-level-properties text:space-before="5.715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utshumato TMS Server Setup</text:p>
      <text:p text:style-name="P3"/>
      <text:p text:style-name="Normal"><text:span text:style-name="Default_20_Paragraph_20_Font"><text:span text:style-name="T4">This document sets out the procedure for installing the Autshumato TMS web service on a server running OpenSUSE 11.4. Although this document has been written for a specific Operating System (OS), the procedure will be similar for other flavours and versions of Linux. If you would like to contribute to this document, feel free to post a message on the project page: </text:span></text:span><text:a xlink:type="simple" xlink:href="http://sourceforge.net/projects/autshumatotms" office:target-frame-name="_top" xlink:show="replace"><text:span text:style-name="Hyperlink"><text:span text:style-name="T4">http://sourceforge.net/projects/autshumatotms</text:span></text:span></text:a></text:p>
      <text:p text:style-name="P3"/>
      <text:h text:style-name="P28" text:outline-level="2">Components</text:h>
      <text:p text:style-name="P3">The following components are required to install and run the Autshumato TMS:</text:p>
      <text:list xml:id="list31612067" text:style-name="L1">
        <text:list-item>
          <text:p text:style-name="P21">OpenSUSE 11.4 (or relevant OS)</text:p>
        </text:list-item>
        <text:list-item>
          <text:p text:style-name="P21">Apache Tomcat 6</text:p>
        </text:list-item>
        <text:list-item>
          <text:p text:style-name="P21">PostgreSQL 8.4 (or later)</text:p>
        </text:list-item>
        <text:list-item>
          <text:p text:style-name="P21">DragMath 0.7.8.2 (or later)</text:p>
        </text:list-item>
      </text:list>
      <text:p text:style-name="P3"/>
      <text:p text:style-name="P3"/>
      <text:h text:style-name="P28" text:outline-level="2">Procedure</text:h>
      <text:list xml:id="list31612978" text:style-name="L2">
        <text:list-item>
          <text:list>
            <text:list-item>
              <text:p text:style-name="P22">Install PostgreSQL</text:p>
            </text:list-item>
            <text:list-item>
              <text:p text:style-name="P22">Install Tomcat</text:p>
            </text:list-item>
            <text:list-item>
              <text:p text:style-name="P22">Deploy the webapp</text:p>
            </text:list-item>
            <text:list-item>
              <text:p text:style-name="P22">Configure the firewall</text:p>
            </text:list-item>
            <text:list-item>
              <text:p text:style-name="P22">Install DragMath</text:p>
            </text:list-item>
            <text:list-item>
              <text:p text:style-name="P22">Test</text:p>
            </text:list-item>
            <text:list-item>
              <text:p text:style-name="P22">Change the admin password</text:p>
            </text:list-item>
            <text:list-item>
              <text:p text:style-name="P22">Customise the application for your business/organisation</text:p>
            </text:list-item>
          </text:list>
        </text:list-item>
      </text:list>
      <text:p text:style-name="P3"/>
      <text:p text:style-name="P3"/>
      <text:h text:style-name="P27" text:outline-level="1">1) Install PostgreSQL</text:h>
      <text:p text:style-name="Normal"><text:span text:style-name="Default_20_Paragraph_20_Font"><text:span text:style-name="T4">Reference: </text:span></text:span><text:a xlink:type="simple" xlink:href="http://www.susegeek.com/database/install-and-configure-postgresql-in-opensuse-110/" office:target-frame-name="_top" xlink:show="replace"><text:span text:style-name="Hyperlink"><text:span text:style-name="T4">http://www.susegeek.com/database/install-and-configure-postgresql-in-opensuse-110/</text:span></text:span></text:a></text:p>
      <text:p text:style-name="P3"/>
      <text:p text:style-name="P3">Ensure that your repositories are set up correctly and, if applicable, that the proxy settings are entered correctly. PostgreSQL is the database system used for the TMS. To install, open the terminal and type:</text:p>
      <text:p text:style-name="P4">&gt; yast2 -i postgresql-server</text:p>
      <text:p text:style-name="P3"/>
      <text:p text:style-name="P3">This will install the PostgreSQL server. Although the install instructions are specified using Yast2, any relevant package-installing system like zypper can be used. You can even use the graphical interface package manager.</text:p>
      <text:p text:style-name="P3"/>
      <text:p text:style-name="P3">Also install the contrib module for PostgreSQL, by typing:</text:p>
      <text:p text:style-name="Normal"><text:span text:style-name="Default_20_Paragraph_20_Font"><text:span text:style-name="T4">&gt; </text:span></text:span><text:span text:style-name="Default_20_Paragraph_20_Font"><text:span text:style-name="T6">yast2 -i postgresql-contrib</text:span></text:span></text:p>
      <text:p text:style-name="P3"/>
      <text:p text:style-name="P3">Start postgresql for the first time, by typing:</text:p>
      <text:p text:style-name="P4">&gt; rcpostgresql start (did not work; used: service postgresql start) worked after restart.</text:p>
      <text:p text:style-name="P3">It should display "DONE" if successful.</text:p>
      <text:p text:style-name="P3"/>
      <text:p text:style-name="P3"><text:soft-page-break/>Login as postgres user and set the password, by typing:</text:p>
      <text:p text:style-name="P4">&gt; su postgres -c psql postgres</text:p>
      <text:p text:style-name="P4">postgres=# ALTER USER postgres WITH PASSWORD 'password'; </text:p>
      <text:p text:style-name="P3">Specify your own password at the 'password' part above. It should display "ALTER ROLE" if the operation has been successful.</text:p>
      <text:p text:style-name="P3"/>
      <text:p text:style-name="P3">Quit the postgres prompt, by typing:</text:p>
      <text:p text:style-name="P4">postgres=# \q</text:p>
      <text:p text:style-name="P4"/>
      <text:p text:style-name="P3"/>
      <text:p text:style-name="P3">We recommend that you install the pgAdmin III graphical interface as it greatly simplifies the database management and backup, but you are able to complete these tasks by using the PostgreSQL prompt. Following beneath is first the instructions for installing and using the pgAdmin III interface (A) and secondly these same instructions are given for the PostgreSQL prompt (B).</text:p>
      <text:p text:style-name="P3"/>
      <text:p text:style-name="P3"/>
      <text:p text:style-name="P6">1.1) Install the pgAdmin III graphical interface.</text:p>
      <text:p text:style-name="Normal"><text:span text:style-name="Default_20_Paragraph_20_Font"><text:span text:style-name="T4">Reference: </text:span></text:span><text:a xlink:type="simple" xlink:href="http://www.susegeek.com/database/how-to-install-and-configure-pgadmin-iii-for-postgresql-in-opensuse/" office:target-frame-name="_top" xlink:show="replace"><text:span text:style-name="Hyperlink"><text:span text:style-name="T4">http://www.susegeek.com/database/how-to-install-and-configure-pgadmin-iii-for-postgresql-in-opensuse/</text:span></text:span></text:a></text:p>
      <text:p text:style-name="P3"/>
      <text:p text:style-name="P3"/>
      <text:p text:style-name="P3">1.1.1) Install the dependant packages, by typing:</text:p>
      <text:p text:style-name="Normal"><text:span text:style-name="Default_20_Paragraph_20_Font"><text:span text:style-name="T6">&gt; </text:span></text:span><text:span text:style-name="Strong"><text:span text:style-name="T4">yast2 –install gtk2 gcc automake autoconf libxml2 libxml2-devel libxslt libxslt-devel postgresql postgresql-devel</text:span></text:span></text:p>
      <text:p text:style-name="P3"/>
      <text:p text:style-name="P3"/>
      <text:p text:style-name="Normal"><text:span text:style-name="Default_20_Paragraph_20_Font"><text:span text:style-name="T4">1.1.2) Download pgAdmin from </text:span></text:span><text:a xlink:type="simple" xlink:href="http://www.postgresql.org/ftp/pgadmin3/release/v1.12.1/opensuse/11.1/" office:target-frame-name="_top" xlink:show="replace"><text:span text:style-name="Hyperlink"><text:span text:style-name="T4">http://www.postgresql.org/ftp/pgadmin3/release/v1.12.1/opensuse/11.1/</text:span></text:span></text:a></text:p>
      <text:p text:style-name="P3">and open with KpackageKit or relevant package installer.</text:p>
      <text:p text:style-name="P3">Install any required packages.</text:p>
      <text:p text:style-name="P3">It should display an information dialog indicating that the file has been installed successfully.</text:p>
      <text:p text:style-name="P3">Close the dialog.</text:p>
      <text:p text:style-name="P3"/>
      <text:p text:style-name="P3">1.1.3) Open the pgAdminIII (on KDE it can be found under Applications/Development/More Programs/pgAdmin III).</text:p>
      <text:p text:style-name="P3"/>
      <text:p text:style-name="Normal"><text:span text:style-name="Strong"><text:span text:style-name="T8">Select File → Open pg_hba.conf</text:span></text:span></text:p>
      <text:p text:style-name="Normal"><text:span text:style-name="Strong"><text:span text:style-name="T8">Browse to "</text:span></text:span><text:span text:style-name="Strong"><text:span text:style-name="T4">/var/lib/pgsql/data/</text:span></text:span><text:span text:style-name="Strong"><text:span text:style-name="T7">"</text:span></text:span><text:span text:style-name="Strong"><text:span text:style-name="T8"> and open the "</text:span></text:span><text:span text:style-name="Strong"><text:span text:style-name="T4">pg_hba.conf</text:span></text:span><text:span text:style-name="Strong"><text:span text:style-name="T7">"</text:span></text:span><text:span text:style-name="Strong"><text:span text:style-name="T8"> file.</text:span></text:span></text:p>
      <text:p text:style-name="P3"/>
      <text:p text:style-name="Normal"><text:span text:style-name="Strong"><text:span text:style-name="T8">For all the entries, change the "</text:span></text:span><text:span text:style-name="Strong"><text:span text:style-name="T4">Method</text:span></text:span><text:span text:style-name="Strong"><text:span text:style-name="T7">"</text:span></text:span><text:span text:style-name="Strong"><text:span text:style-name="T8"> to "</text:span></text:span><text:span text:style-name="Strong"><text:span text:style-name="T4">md5</text:span></text:span><text:span text:style-name="Strong"><text:span text:style-name="T8">".</text:span></text:span></text:p>
      <text:p text:style-name="Normal"><text:span text:style-name="Strong"><text:span text:style-name="T8">Press OK.</text:span></text:span></text:p>
      <text:p text:style-name="Normal"><text:span text:style-name="Strong"><text:span text:style-name="T8">Save and close the editor.</text:span></text:span></text:p>
      <text:p text:style-name="P3"/>
      <text:p text:style-name="Normal"><text:span text:style-name="Strong"><text:span text:style-name="T8">1.1.4) Restart the pgsql service by typing the following into the terminal:</text:span></text:span></text:p>
      <text:p text:style-name="Normal"><text:span text:style-name="Strong"><text:span text:style-name="T4">&gt; rcpostgresql restart</text:span></text:span></text:p>
      <text:p text:style-name="P3"/>
      <text:p text:style-name="Normal"><text:span text:style-name="Default_20_Paragraph_20_Font"><text:span text:style-name="T4">1.1.5) On the pgAdmin interface, select the "</text:span></text:span><text:span text:style-name="Default_20_Paragraph_20_Font"><text:span text:style-name="T6">Add connection to server</text:span></text:span><text:span text:style-name="Default_20_Paragraph_20_Font"><text:span text:style-name="T9">"</text:span></text:span><text:span text:style-name="Default_20_Paragraph_20_Font"><text:span text:style-name="T4"> option and enter the following settings:</text:span></text:span></text:p>
      <text:p text:style-name="Normal"><text:span text:style-name="Default_20_Paragraph_20_Font"><text:span text:style-name="T6">Name</text:span></text:span><text:span text:style-name="Default_20_Paragraph_20_Font"><text:span text:style-name="T4">: localhost</text:span></text:span></text:p>
      <text:p text:style-name="Normal"><text:span text:style-name="Default_20_Paragraph_20_Font"><text:span text:style-name="T6">Host</text:span></text:span><text:span text:style-name="Default_20_Paragraph_20_Font"><text:span text:style-name="T4">: 127.0.0.1</text:span></text:span></text:p>
      <text:p text:style-name="Normal"><text:span text:style-name="Default_20_Paragraph_20_Font"><text:span text:style-name="T6">Port</text:span></text:span><text:span text:style-name="Default_20_Paragraph_20_Font"><text:span text:style-name="T4">: 5432</text:span></text:span></text:p>
      <text:p text:style-name="Normal"><text:span text:style-name="Default_20_Paragraph_20_Font"><text:span text:style-name="T6">Password</text:span></text:span><text:span text:style-name="Default_20_Paragraph_20_Font"><text:span text:style-name="T4">: the postgres user password you created earlier</text:span></text:span></text:p>
      <text:p text:style-name="P3"><text:soft-page-break/></text:p>
      <text:p text:style-name="P3">Press OK.</text:p>
      <text:p text:style-name="P3">A password warning will be shown, feel free to follow the instructions given in this window.</text:p>
      <text:p text:style-name="P3">Because the PostgreSQL setup was configured to allow only local access, if your server security is sufficient this would not be a problem.</text:p>
      <text:p text:style-name="P3"/>
      <text:p text:style-name="Normal"><text:span text:style-name="Default_20_Paragraph_20_Font"><text:span text:style-name="T4">Feel free to change the authentication method in the </text:span></text:span><text:span text:style-name="Strong"><text:span text:style-name="T4">pg_hba.conf</text:span></text:span><text:span text:style-name="Strong"><text:span text:style-name="T8"> for better security but remember to reflect this change wherever it is applicable.</text:span></text:span></text:p>
      <text:p text:style-name="P3"/>
      <text:p text:style-name="Normal"><text:span text:style-name="Strong"><text:span text:style-name="T8">1.1.6) Expand the </text:span></text:span><text:span text:style-name="Strong"><text:span text:style-name="T4">localhost</text:span></text:span><text:span text:style-name="Strong"><text:span text:style-name="T8"> server and the </text:span></text:span><text:span text:style-name="Strong"><text:span text:style-name="T4">Databases</text:span></text:span><text:span text:style-name="Strong"><text:span text:style-name="T8"> beneath it.</text:span></text:span></text:p>
      <text:p text:style-name="Normal"><text:span text:style-name="Strong"><text:span text:style-name="T8">Create a new database by right-clicking on the </text:span></text:span><text:span text:style-name="Strong"><text:span text:style-name="T4">Databases</text:span></text:span><text:span text:style-name="Strong"><text:span text:style-name="T8"> and choosing "</text:span></text:span><text:span text:style-name="Strong"><text:span text:style-name="T4">New Database...</text:span></text:span><text:span text:style-name="Strong"><text:span text:style-name="T7">"</text:span></text:span><text:span text:style-name="Strong"><text:span text:style-name="T8">.</text:span></text:span></text:p>
      <text:p text:style-name="Normal"><text:span text:style-name="Strong"><text:span text:style-name="T8">Enter the following:</text:span></text:span></text:p>
      <text:p text:style-name="Normal"><text:span text:style-name="Strong"><text:span text:style-name="T4">Name</text:span></text:span><text:span text:style-name="Strong"><text:span text:style-name="T8">: tms2</text:span></text:span></text:p>
      <text:p text:style-name="Normal"><text:span text:style-name="Strong"><text:span text:style-name="T4">Owner</text:span></text:span><text:span text:style-name="Strong"><text:span text:style-name="T8">: postgres</text:span></text:span></text:p>
      <text:p text:style-name="Normal"><text:span text:style-name="Strong"><text:span text:style-name="T4">Encoding</text:span></text:span><text:span text:style-name="Strong"><text:span text:style-name="T8">: UTF8</text:span></text:span></text:p>
      <text:p text:style-name="P3">Press OK.</text:p>
      <text:p text:style-name="P3"/>
      <text:p text:style-name="Normal"><text:span text:style-name="Default_20_Paragraph_20_Font"><text:span text:style-name="T4">Double-click on the newly created </text:span></text:span><text:span text:style-name="Default_20_Paragraph_20_Font"><text:span text:style-name="T6">tms2</text:span></text:span><text:span text:style-name="Default_20_Paragraph_20_Font"><text:span text:style-name="T4"> database.</text:span></text:span></text:p>
      <text:p text:style-name="Normal"><text:span text:style-name="Default_20_Paragraph_20_Font"><text:span text:style-name="T4">Right-click on the </text:span></text:span><text:span text:style-name="Default_20_Paragraph_20_Font"><text:span text:style-name="T6">Schemas</text:span></text:span><text:span text:style-name="Default_20_Paragraph_20_Font"><text:span text:style-name="T4"> and select "</text:span></text:span><text:span text:style-name="Default_20_Paragraph_20_Font"><text:span text:style-name="T6">New Schema...</text:span></text:span><text:span text:style-name="Default_20_Paragraph_20_Font"><text:span text:style-name="T4">".</text:span></text:span></text:p>
      <text:p text:style-name="P3">Enter the following:</text:p>
      <text:p text:style-name="Normal"><text:span text:style-name="Default_20_Paragraph_20_Font"><text:span text:style-name="T6">Name</text:span></text:span><text:span text:style-name="Default_20_Paragraph_20_Font"><text:span text:style-name="T4">: tms</text:span></text:span></text:p>
      <text:p text:style-name="Normal"><text:span text:style-name="Default_20_Paragraph_20_Font"><text:span text:style-name="T6">Owner</text:span></text:span><text:span text:style-name="Default_20_Paragraph_20_Font"><text:span text:style-name="T4">: postgres</text:span></text:span></text:p>
      <text:p text:style-name="P3">Press OK.</text:p>
      <text:p text:style-name="P3"/>
      <text:p text:style-name="P3">1.1.7) The database is now ready to be imported.</text:p>
      <text:p text:style-name="P3">Enter the following in the terminal:</text:p>
      <text:p text:style-name="Normal"><text:span text:style-name="Default_20_Paragraph_20_Font"><text:span text:style-name="T4">&gt; </text:span></text:span><text:span text:style-name="Default_20_Paragraph_20_Font"><text:span text:style-name="T5">psql -h localhost -p 5432 -U postgres -W -d tms2 &lt; /path/Documentation/SQL.DACB2.TMS-DB-Cleaned-with-Fields.sql</text:span></text:span></text:p>
      <text:p text:style-name="P3"/>
      <text:p text:style-name="P3">where "path" is the path where you extracted the TMS. You will be prompted for the password you created earlier.</text:p>
      <text:p text:style-name="P3"/>
      <text:p text:style-name="Normal"><text:span text:style-name="Default_20_Paragraph_20_Font"><text:span text:style-name="T4">Wait for the process to complete. The empty database should now be loaded. This can be verified by expanding the </text:span></text:span><text:span text:style-name="Default_20_Paragraph_20_Font"><text:span text:style-name="T6">tms</text:span></text:span><text:span text:style-name="Default_20_Paragraph_20_Font"><text:span text:style-name="T4"> schema in the </text:span></text:span><text:span text:style-name="Default_20_Paragraph_20_Font"><text:span text:style-name="T6">pgAdmin III</text:span></text:span><text:span text:style-name="Default_20_Paragraph_20_Font"><text:span text:style-name="T4"> tool. If nothing is displayed, press </text:span></text:span><text:span text:style-name="Default_20_Paragraph_20_Font"><text:span text:style-name="T6">Refresh</text:span></text:span><text:span text:style-name="Default_20_Paragraph_20_Font"><text:span text:style-name="T4">.</text:span></text:span></text:p>
      <text:p text:style-name="Normal"><text:span text:style-name="Default_20_Paragraph_20_Font"><text:span text:style-name="T4"/></text:span></text:p>
      <text:p text:style-name="Normal"><text:span text:style-name="Default_20_Paragraph_20_Font"><text:span text:style-name="T4">Edit the file named </text:span></text:span><text:span text:style-name="Default_20_Paragraph_20_Font"><text:span text:style-name="T5">SQL.DACB2.TMS-Create-Role-Groups.sql </text:span></text:span><text:span text:style-name="Default_20_Paragraph_20_Font"><text:span text:style-name="T8">and scan this file for this comment </text:span></text:span><text:span text:style-name="Default_20_Paragraph_20_Font"><text:span text:style-name="T5">"</text:span></text:span><text:span text:style-name="Default_20_Paragraph_20_Font"><text:span text:style-name="T6">-- Change this password to match the postgres user password</text:span></text:span><text:span text:style-name="Default_20_Paragraph_20_Font"><text:span text:style-name="T5">". </text:span></text:span><text:span text:style-name="Default_20_Paragraph_20_Font"><text:span text:style-name="T8">Change this password to the password of the postgres user.</text:span></text:span></text:p>
      <text:p text:style-name="Normal"><text:span text:style-name="Default_20_Paragraph_20_Font"><text:span text:style-name="T8"/></text:span></text:p>
      <text:p text:style-name="P3">Enter the following in the terminal:</text:p>
      <text:p text:style-name="P3"><text:span text:style-name="Default_20_Paragraph_20_Font">&gt; </text:span><text:span text:style-name="Default_20_Paragraph_20_Font"><text:span text:style-name="T24">psql -h localhost -p 5432 -U postgres -W -d tms2 &lt; /path/Documentation/SQL.DACB2.TMS-Create-Role-Groups.sql</text:span></text:span></text:p>
      <text:p text:style-name="P3"/>
      <text:p text:style-name="P3">Take note if your database system has the following group roles and roles:</text:p>
      <text:p text:style-name="P3"/>
      <text:p text:style-name="P3"><text:tab/>* guest_group</text:p>
      <text:p text:style-name="P3"><text:tab/>* user_group</text:p>
      <text:p text:style-name="P3"><text:tab/>* guest_role</text:p>
      <text:p text:style-name="P3"><text:tab/>* user_role</text:p>
      <text:p text:style-name="P3"><text:tab/></text:p>
      <text:p text:style-name="P3"><text:span text:style-name="Default_20_Paragraph_20_Font"><text:span text:style-name="T20">If this is true, scan the file for this comment "</text:span></text:span><text:span text:style-name="Default_20_Paragraph_20_Font"><text:span text:style-name="T22">-- This can be commented out if Postgres already has this ROLE</text:span></text:span><text:span text:style-name="Default_20_Paragraph_20_Font"><text:span text:style-name="T20">". Comment the single line just after this comment and then run the script.</text:span></text:span></text:p>
      <text:p text:style-name="Normal"><text:soft-page-break/><text:span text:style-name="Default_20_Paragraph_20_Font"><text:span text:style-name="T10"/></text:span></text:p>
      <text:p text:style-name="Normal"><text:span text:style-name="Default_20_Paragraph_20_Font"><text:span text:style-name="T10"/></text:span></text:p>
      <text:p text:style-name="Normal"><text:span text:style-name="Default_20_Paragraph_20_Font"><text:span text:style-name="T10">1.1.8) Backup</text:span></text:span></text:p>
      <text:p text:style-name="Normal"><text:span text:style-name="Default_20_Paragraph_20_Font"><text:span text:style-name="T8">To backup the database through pgAdmin III:</text:span></text:span></text:p>
      <text:list xml:id="list31609511" text:style-name="L3">
        <text:list-item>
          <text:p text:style-name="P24"><text:span text:style-name="Default_20_Paragraph_20_Font"><text:span text:style-name="T8">Expand the </text:span></text:span><text:span text:style-name="Default_20_Paragraph_20_Font"><text:span text:style-name="T6">tms2</text:span></text:span><text:span text:style-name="Default_20_Paragraph_20_Font"><text:span text:style-name="T8"> database by double clicking on it.</text:span></text:span></text:p>
        </text:list-item>
        <text:list-item>
          <text:p text:style-name="P24"><text:span text:style-name="Default_20_Paragraph_20_Font"><text:span text:style-name="T8">Expand the schemas listed under the </text:span></text:span><text:span text:style-name="Default_20_Paragraph_20_Font"><text:span text:style-name="T6">tms2</text:span></text:span><text:span text:style-name="Default_20_Paragraph_20_Font"><text:span text:style-name="T8"> database by double clicking on “</text:span></text:span><text:span text:style-name="Default_20_Paragraph_20_Font"><text:span text:style-name="T6">Schemas</text:span></text:span><text:span text:style-name="Default_20_Paragraph_20_Font"><text:span text:style-name="T8">”.</text:span></text:span></text:p>
        </text:list-item>
        <text:list-item>
          <text:p text:style-name="P24"><text:span text:style-name="Default_20_Paragraph_20_Font"><text:span text:style-name="T8">Right click on the tms schema to open the context menu.</text:span></text:span></text:p>
        </text:list-item>
        <text:list-item>
          <text:p text:style-name="P24"><text:span text:style-name="Default_20_Paragraph_20_Font"><text:span text:style-name="T8">Select the “</text:span></text:span><text:span text:style-name="Default_20_Paragraph_20_Font"><text:span text:style-name="T6">Backup...</text:span></text:span><text:span text:style-name="Default_20_Paragraph_20_Font"><text:span text:style-name="T8">” option.</text:span></text:span></text:p>
        </text:list-item>
        <text:list-item>
          <text:p text:style-name="P24"><text:span text:style-name="Default_20_Paragraph_20_Font"><text:span text:style-name="T8">Enter or select a filename for the backup file.</text:span></text:span></text:p>
        </text:list-item>
        <text:list-item>
          <text:p text:style-name="P24"><text:span text:style-name="Default_20_Paragraph_20_Font"><text:span text:style-name="T8">Select the “</text:span></text:span><text:span text:style-name="Default_20_Paragraph_20_Font"><text:span text:style-name="T6">PLAIN</text:span></text:span><text:span text:style-name="Default_20_Paragraph_20_Font"><text:span text:style-name="T8">” option under the “</text:span></text:span><text:span text:style-name="Default_20_Paragraph_20_Font"><text:span text:style-name="T6">Format</text:span></text:span><text:span text:style-name="Default_20_Paragraph_20_Font"><text:span text:style-name="T8">” options.</text:span></text:span></text:p>
        </text:list-item>
        <text:list-item>
          <text:p text:style-name="P24"><text:span text:style-name="Default_20_Paragraph_20_Font"><text:span text:style-name="T8">Check the “</text:span></text:span><text:span text:style-name="Default_20_Paragraph_20_Font"><text:span text:style-name="T6">Insert commands</text:span></text:span><text:span text:style-name="Default_20_Paragraph_20_Font"><text:span text:style-name="T8">” option.</text:span></text:span></text:p>
        </text:list-item>
        <text:list-item>
          <text:p text:style-name="P24"><text:span text:style-name="Default_20_Paragraph_20_Font"><text:span text:style-name="T8">Press “</text:span></text:span><text:span text:style-name="Default_20_Paragraph_20_Font"><text:span text:style-name="T6">OK</text:span></text:span><text:span text:style-name="Default_20_Paragraph_20_Font"><text:span text:style-name="T8">” to start the backup.</text:span></text:span></text:p>
        </text:list-item>
      </text:list>
      <text:p text:style-name="Normal"><text:span text:style-name="Default_20_Paragraph_20_Font"><text:span text:style-name="T8"/></text:span></text:p>
      <text:p text:style-name="Normal"><text:span text:style-name="Strong"><text:span text:style-name="T8">To reimport a backup of the database you first have to delete or DROP the current version of the tms schema. Do this in the pgAdmin III interface by righ clicking on the tms schema and then </text:span></text:span><text:span text:style-name="Strong"><text:span text:style-name="T8">selecting “</text:span></text:span><text:span text:style-name="Strong"><text:span text:style-name="T6">Drop Cascaded</text:span></text:span><text:span text:style-name="Strong"><text:span text:style-name="T8">”. You will be given a confirmation dialog and press “</text:span></text:span><text:span text:style-name="Strong"><text:span text:style-name="T6">Yes</text:span></text:span><text:span text:style-name="Strong"><text:span text:style-name="T8">” to drop the tms schema.</text:span></text:span><text:span text:style-name="Strong"><text:span text:style-name="T6"> </text:span></text:span><text:span text:style-name="Strong"><text:span text:style-name="T8">After successfully dropping the tms schema the backup file can be imported using the same procedure as when the database was loaded (1.1.7).</text:span></text:span></text:p>
      <text:list xml:id="list32194785" text:continue-numbering="true" text:style-name="L3">
        <text:list-header>
          <text:p text:style-name="P24"><text:span text:style-name="Default_20_Paragraph_20_Font"><text:span text:style-name="T8"/></text:span></text:p>
        </text:list-header>
      </text:list>
      <text:p text:style-name="Normal"><text:span text:style-name="Default_20_Paragraph_20_Font"><text:span text:style-name="T4"/></text:span></text:p>
      <text:p text:style-name="Normal"><text:span text:style-name="Default_20_Paragraph_20_Font"><text:span text:style-name="T10">1.2) Using the postgres prompt:</text:span></text:span></text:p>
      <text:p text:style-name="Normal"><text:span text:style-name="Default_20_Paragraph_20_Font"><text:span text:style-name="T4"/></text:span></text:p>
      <text:p text:style-name="Normal"><text:span text:style-name="Strong"><text:span text:style-name="T8">1.2.1) Change the connection settings to the PostgreSQL databse by browsing to "</text:span></text:span><text:span text:style-name="Strong"><text:span text:style-name="T4">/var/lib/pgsql/data/</text:span></text:span><text:span text:style-name="Strong"><text:span text:style-name="T7">"</text:span></text:span><text:span text:style-name="Strong"><text:span text:style-name="T8"> and open the "</text:span></text:span><text:span text:style-name="Strong"><text:span text:style-name="T4">pg_hba.conf</text:span></text:span><text:span text:style-name="Strong"><text:span text:style-name="T7">"</text:span></text:span><text:span text:style-name="Strong"><text:span text:style-name="T8"> file in any text editor.</text:span></text:span></text:p>
      <text:p text:style-name="P3"/>
      <text:p text:style-name="Normal"><text:span text:style-name="Strong"><text:span text:style-name="T8">For all the entries, change the "</text:span></text:span><text:span text:style-name="Strong"><text:span text:style-name="T4">Method</text:span></text:span><text:span text:style-name="Strong"><text:span text:style-name="T7">"</text:span></text:span><text:span text:style-name="Strong"><text:span text:style-name="T8"> to "</text:span></text:span><text:span text:style-name="Strong"><text:span text:style-name="T4">md5</text:span></text:span><text:span text:style-name="Strong"><text:span text:style-name="T8">".</text:span></text:span></text:p>
      <text:p text:style-name="Normal"><text:span text:style-name="Strong"><text:span text:style-name="T8">Press OK.</text:span></text:span></text:p>
      <text:p text:style-name="Normal"><text:span text:style-name="Strong"><text:span text:style-name="T8">Save and close the editor.</text:span></text:span></text:p>
      <text:p text:style-name="P3"/>
      <text:p text:style-name="Normal"><text:span text:style-name="Strong"><text:span text:style-name="T8">1.2.2) Restart the pgsql service by typing the following into the terminal:</text:span></text:span></text:p>
      <text:p text:style-name="Normal"><text:span text:style-name="Strong"><text:span text:style-name="T4">&gt; rcpostgresql restart (or service postgresql restart)</text:span></text:span></text:p>
      <text:p text:style-name="Normal"><text:span text:style-name="Strong"><text:span text:style-name="T4"/></text:span></text:p>
      <text:p text:style-name="Normal"><text:span text:style-name="Strong"><text:span text:style-name="T8">1.2.3) </text:span></text:span><text:span text:style-name="T4">Log into the </text:span><text:span text:style-name="T8">PostgreSQL</text:span><text:span text:style-name="T4"> prompt as the postgres user:</text:span></text:p>
      <text:p text:style-name="P1"><text:span text:style-name="Strong"><text:span text:style-name="T3">&gt; su postgres -c psql postgres</text:span></text:span></text:p>
      <text:p text:style-name="P1"><text:span text:style-name="Strong"><text:span text:style-name="T12">Type the password for the postgres user when prompted. The prompt should look like this:</text:span></text:span></text:p>
      <text:p text:style-name="P1"><text:span text:style-name="Strong"><text:span text:style-name="T13">postgres=#</text:span></text:span></text:p>
      <text:p text:style-name="P1"><text:span text:style-name="Strong"><text:span text:style-name="T13"/></text:span></text:p>
      <text:p text:style-name="P1"><text:span text:style-name="Strong"><text:span text:style-name="T12">Create a new database by entering:</text:span></text:span></text:p>
      <text:p text:style-name="P1"><text:span text:style-name="Strong"><text:span text:style-name="T13">postgres=# CREATE DATABASE tms2 OWNER postgres ENCODING 'UTF-8';</text:span></text:span></text:p>
      <text:p text:style-name="P1"><text:span text:style-name="Strong"><text:span text:style-name="T13"/></text:span></text:p>
      <text:p text:style-name="P1"><text:span text:style-name="Strong"><text:span text:style-name="T12">When successful the prompt will display: “</text:span></text:span><text:span text:style-name="Strong"><text:span text:style-name="T13">CREATE DATABASE</text:span></text:span><text:span text:style-name="Strong"><text:span text:style-name="T12">”. You can also verify that the database has been created by viewing all of the available databases which is done by entering:</text:span></text:span></text:p>
      <text:p text:style-name="P1"><text:span text:style-name="Strong"><text:span text:style-name="T13">postgres=# \l</text:span></text:span></text:p>
      <text:p text:style-name="P1"><text:span text:style-name="Strong"><text:span text:style-name="T12">This will show all of the available databases and the </text:span></text:span><text:span text:style-name="Strong"><text:span text:style-name="T13">tms2 </text:span></text:span><text:span text:style-name="Strong"><text:span text:style-name="T12">database should be contained in the list. To exit the database view press “</text:span></text:span><text:span text:style-name="Strong"><text:span text:style-name="T13">q</text:span></text:span><text:span text:style-name="Strong"><text:span text:style-name="T12">”.</text:span></text:span></text:p>
      <text:p text:style-name="P10"><text:span text:style-name="Strong"><text:span text:style-name="T14">Quit the PostgreSQL prompt by typing:</text:span></text:span></text:p>
      <text:p text:style-name="P1"><text:span text:style-name="Strong"><text:span text:style-name="T16">postgres=# \q</text:span></text:span></text:p>
      <text:p text:style-name="P1"><text:span text:style-name="Strong"><text:span text:style-name="T12"/></text:span></text:p>
      <text:p text:style-name="P1"><text:span text:style-name="Strong"><text:span text:style-name="T12">1.2.4) Now we can import the database template into the tms2 database. </text:span></text:span></text:p>
      <text:p text:style-name="P3">Enter the following in the terminal:</text:p>
      <text:p text:style-name="Normal"><text:span text:style-name="Default_20_Paragraph_20_Font"><text:span text:style-name="T4">&gt; </text:span></text:span><text:span text:style-name="Default_20_Paragraph_20_Font"><text:span text:style-name="T5">psql -h localhost -p 5432 -U postgres -W -d tms2 &lt; /path/Documentation/SQL.DACB2.TMS-</text:span></text:span><text:soft-page-break/><text:span text:style-name="Default_20_Paragraph_20_Font"><text:span text:style-name="T5">DB-Cleaned-with-Fields.sql</text:span></text:span></text:p>
      <text:p text:style-name="P3"/>
      <text:p text:style-name="P3">where "path" is the path where you extracted the TMS. You will be prompted for the password you created earlier. <text:span text:style-name="Default_20_Paragraph_20_Font"><text:span text:style-name="T23">Wait for the process to complete. The empty database should now be loaded. </text:span></text:span></text:p>
      <text:p text:style-name="P1"><text:span text:style-name="Default_20_Paragraph_20_Font"><text:span text:style-name="T12"/></text:span></text:p>
      <text:p text:style-name="P3"><text:span text:style-name="Default_20_Paragraph_20_Font">Edit the file named </text:span><text:span text:style-name="Default_20_Paragraph_20_Font"><text:span text:style-name="T24">SQL.DACB2.TMS-Create-Role-Groups.sql </text:span></text:span><text:span text:style-name="Default_20_Paragraph_20_Font"><text:span text:style-name="T23">and scan this file for this comment </text:span></text:span><text:span text:style-name="Default_20_Paragraph_20_Font"><text:span text:style-name="T24">"</text:span></text:span><text:span text:style-name="Default_20_Paragraph_20_Font"><text:span text:style-name="T25">-- Change this password to match the postgres user password</text:span></text:span><text:span text:style-name="Default_20_Paragraph_20_Font"><text:span text:style-name="T24">". </text:span></text:span><text:span text:style-name="Default_20_Paragraph_20_Font"><text:span text:style-name="T23">Change this password to the password of the postgres user.</text:span></text:span></text:p>
      <text:p text:style-name="Normal"><text:span text:style-name="Default_20_Paragraph_20_Font"><text:span text:style-name="T8"/></text:span></text:p>
      <text:p text:style-name="P3">Enter the following in the terminal:</text:p>
      <text:p text:style-name="P3"><text:span text:style-name="Default_20_Paragraph_20_Font">&gt; </text:span><text:span text:style-name="Default_20_Paragraph_20_Font"><text:span text:style-name="T24">psql -h localhost -p 5432 -U postgres -W -d tms2 &lt; /path/Documentation/SQL.DACB2.TMS-Create-Role-Groups.sql</text:span></text:span></text:p>
      <text:p text:style-name="P3"/>
      <text:p text:style-name="P3">Take note if your database system has the following group roles and roles:</text:p>
      <text:p text:style-name="P3"/>
      <text:p text:style-name="P3"><text:tab/>* guest_group</text:p>
      <text:p text:style-name="P3"><text:tab/>* user_group</text:p>
      <text:p text:style-name="P3"><text:tab/>* guest_role</text:p>
      <text:p text:style-name="P3"><text:tab/>* user_role</text:p>
      <text:p text:style-name="P3"><text:tab/></text:p>
      <text:p text:style-name="P3"><text:span text:style-name="Default_20_Paragraph_20_Font"><text:span text:style-name="T20">If this is true, scan the file for this comment "</text:span></text:span><text:span text:style-name="Default_20_Paragraph_20_Font"><text:span text:style-name="T22">-- This can be commented out if Postgres already has this ROLE</text:span></text:span><text:span text:style-name="Default_20_Paragraph_20_Font"><text:span text:style-name="T20">". Comment the single line just after this comment and then run the script.</text:span></text:span></text:p>
      <text:p text:style-name="P1"><text:span text:style-name="Default_20_Paragraph_20_Font"><text:span text:style-name="T12"/></text:span></text:p>
      <text:p text:style-name="P1"><text:span text:style-name="Default_20_Paragraph_20_Font"><text:span text:style-name="T12">1.2.5) This can be verified by <text:s/>entering the PostgreSQL prompt and viewing all the tables under the tms schema:</text:span></text:span></text:p>
      <text:p text:style-name="P1"><text:span text:style-name="Strong"><text:span text:style-name="T3">&gt; su postgres -c psql postgres</text:span></text:span></text:p>
      <text:p text:style-name="P1"><text:span text:style-name="Strong"><text:span text:style-name="T13">postgres=# \c tms;</text:span></text:span></text:p>
      <text:p text:style-name="P1"><text:span text:style-name="Strong"><text:span text:style-name="T13">postgres=# SET search_path TO tms;</text:span></text:span></text:p>
      <text:p text:style-name="P1"><text:span text:style-name="Strong"><text:span text:style-name="T13">postgres=# \d</text:span></text:span></text:p>
      <text:p text:style-name="P1"><text:span text:style-name="Strong"><text:span text:style-name="T13"/></text:span></text:p>
      <text:p text:style-name="P1"><text:span text:style-name="Strong"><text:span text:style-name="T12">In the first command we enter the PostgreSQL prompt as usual. With the second command we acccess the tms database and then on the third command we enter the tms schema. Lastly we list all of the tables found in the tms database under the tms schema. To exit the tables view press “</text:span></text:span><text:span text:style-name="Strong"><text:span text:style-name="T13">q</text:span></text:span><text:span text:style-name="Strong"><text:span text:style-name="T12">”.</text:span></text:span></text:p>
      <text:p text:style-name="P1"><text:span text:style-name="Strong"><text:span text:style-name="T12">The database has now been successfully loaded.</text:span></text:span></text:p>
      <text:p text:style-name="P1"><text:span text:style-name="Strong"><text:span text:style-name="T13"/></text:span></text:p>
      <text:p text:style-name="P1"><text:span text:style-name="Strong"><text:span text:style-name="T11">1.2.6) Backup</text:span></text:span></text:p>
      <text:p text:style-name="P1"><text:span text:style-name="Strong"><text:span text:style-name="T15">Reference: </text:span></text:span><text:a xlink:type="simple" xlink:href="http://www.postgresql.org/docs/8.1/static/app-pgdump.html"><text:span text:style-name="Strong"><text:span text:style-name="T15">http://www.postgresql.org/docs/8.1/static/app-pgdump.html</text:span></text:span></text:a></text:p>
      <text:p text:style-name="P1"><text:span text:style-name="Strong"><text:span text:style-name="T15">Backup the database regularly based on your backup procedures and policies. To do a backup of the tms database enter the following in the terminal:</text:span></text:span></text:p>
      <text:p text:style-name="P4">&gt; pg_dump --host localhost --port 5432 --username postgres --format plain --column-inserts --verbose --file "2012-04-04.TMS backup.sql" --schema tms tms</text:p>
      <text:p text:style-name="P4"/>
      <text:p text:style-name="P5">- Enter the password when prompted. </text:p>
      <text:p text:style-name="P5">- Give an appropriate name for the backup file (<text:span text:style-name="T25">"2012-04-04.TMS backup.sql"</text:span>).</text:p>
      <text:p text:style-name="Normal"><text:span text:style-name="Strong"><text:span text:style-name="T8"/></text:span></text:p>
      <text:p text:style-name="Normal"><text:span text:style-name="Strong"><text:span text:style-name="T8"/></text:span></text:p>
      <text:p text:style-name="Normal"><text:span text:style-name="Strong"><text:span text:style-name="T8">To reimport a backup of the database you first have to delete or DROP the current version of the tms schema:</text:span></text:span></text:p>
      <text:p text:style-name="P1"><text:span text:style-name="Strong"><text:span text:style-name="T3">&gt; su postgres -c psql postgres</text:span></text:span></text:p>
      <text:p text:style-name="P1"><text:span text:style-name="Strong"><text:span text:style-name="T13">postgres=# \c tms;</text:span></text:span></text:p>
      <text:p text:style-name="P1"><text:span text:style-name="Strong"><text:span text:style-name="T13">postgres=# DROP SCHEMA tms CASCADE;</text:span></text:span></text:p>
      <text:p text:style-name="P1"><text:span text:style-name="Strong"><text:span text:style-name="T13"/></text:span></text:p>
      <text:p text:style-name="Normal"><text:soft-page-break/><text:span text:style-name="Strong"><text:span text:style-name="T12">After successfully dropping the tms schema the backup file can be imported using the same procedure as when the database was loaded (1.2.4).</text:span></text:span></text:p>
      <text:p text:style-name="Normal"><text:span text:style-name="Default_20_Paragraph_20_Font"><text:span text:style-name="T4"/></text:span></text:p>
      <text:p text:style-name="P3"/>
      <text:p text:style-name="P6">1.3) Optimise PostgreSQL: </text:p>
      <text:p text:style-name="P6"><text:span text:style-name="T20">Reference: </text:span><text:a xlink:type="simple" xlink:href="http://www.varlena.com/GeneralBits/Tidbits/perf.html#shbuf"><text:span text:style-name="T20">http://www.varlena.com/GeneralBits/Tidbits/perf.html#shbuf</text:span></text:a></text:p>
      <text:p text:style-name="P5">The <text:span text:style-name="T25">postgresql.conf </text:span>file contains configuration parameters to optimise the PostgreSQL system. This file can usually be found at <text:span text:style-name="T25">/var/lib/pgsql/data/postgresql.conf</text:span>. Edit this file using any text editor.</text:p>
      <text:p text:style-name="P4"/>
      <text:p text:style-name="P4">1.3.1) Shared Buffers</text:p>
      <text:p text:style-name="P3">The Shared Buffers define the amount of memory available to the <text:span text:style-name="T23">PostgreSQL</text:span> system to handle queries and requests. The amount of memory that can be assigned to the <text:span text:style-name="T23">PostgreSQL</text:span> system directly depends on the amount of memory available to the server. Follow these guidelines for the optimal assignment of memory based on the available system memory. Note that these recommendations are based on the available memory and not the total memory of the server.</text:p>
      <text:p text:style-name="P3"/>
      <text:p text:style-name="P4">Shared_Buffer Size<text:tab/><text:tab/>Available Memory</text:p>
      <text:p text:style-name="P5">16-32 MB<text:tab/><text:tab/><text:tab/>256-512 MB</text:p>
      <text:p text:style-name="P5">64-256 MB<text:tab/><text:tab/><text:tab/>1-4 GB</text:p>
      <text:list xml:id="list31628074" text:style-name="L4">
        <text:list-header>
          <text:p text:style-name="P23"/>
        </text:list-header>
      </text:list>
      <text:p text:style-name="P3">To set the shared buffer size alter the following setting in the <text:span text:style-name="T25">postgresql.conf </text:span><text:span text:style-name="T23">file:</text:span></text:p>
      <text:p text:style-name="P4">shared_buffers = 32MB<text:tab/><text:tab/><text:tab/># min 128kB</text:p>
      <text:p text:style-name="P3"/>
      <text:p text:style-name="P4">1.3.2) Effective Cache Size</text:p>
      <text:p text:style-name="P5">This parameter sets the amount of memory available to the PostgreSQL system to cache data required for a query. Keep in mind that this settings have to balance out with the shared_buffers setting. </text:p>
      <text:p text:style-name="P5"/>
      <text:p text:style-name="P5">For example if your server has 1.5 GB of available memory and the shared_buffers parameter is set to 32 MB, the recommended amount of memory to set for the cache size would be around 800 MB. This would give the PostgreSQL system a large cache size with a moderate shared_buffer size while still leaving an adequate amount of memory for normal server operations. By setting the shared_buffers and cache size to utilise almost all of the available server memory the system will grind to a halt as the server does not have enough memory available for its normal operation.</text:p>
      <text:p text:style-name="P5"/>
      <text:p text:style-name="P5">To set the effective cache size alter the following line in the <text:span text:style-name="T25">postgresql.conf </text:span>file:</text:p>
      <text:p text:style-name="P4">#effective_cache_size = 128MB</text:p>
      <text:p text:style-name="P5"/>
      <text:p text:style-name="P5">Remove the comment “#” and set the memory as determined by you.</text:p>
      <text:p text:style-name="P5"/>
      <text:p text:style-name="P5">Carefully decide the amount of memory to assign to each of these mentioned parameters.</text:p>
      <text:p text:style-name="P4"/>
      <text:h text:style-name="P27" text:outline-level="1">2) Install Tomcat</text:h>
      <text:p text:style-name="Normal"><text:span text:style-name="Default_20_Paragraph_20_Font"><text:span text:style-name="T4">Reference: </text:span></text:span><text:a xlink:type="simple" xlink:href="http://tr.opensuse.org/Tomcat_HOWTO" office:target-frame-name="_top" xlink:show="replace"><text:span text:style-name="Hyperlink"><text:span text:style-name="T4">http://tr.opensuse.org/Tomcat_HOWTO</text:span></text:span></text:a></text:p>
      <text:p text:style-name="P3"/>
      <text:p text:style-name="P3">Install Tomcat and any dependent packages, by typing:</text:p>
      <text:p text:style-name="Normal"><text:span text:style-name="Default_20_Paragraph_20_Font"><text:span text:style-name="T4">&gt; </text:span></text:span><text:span text:style-name="Default_20_Paragraph_20_Font"><text:span text:style-name="T5">yast2 install tomcat6 tomcat6-webapps tomcat6-admin-webapps</text:span></text:span></text:p>
      <text:p text:style-name="P3"/>
      <text:p text:style-name="Normal"><text:span text:style-name="Default_20_Paragraph_20_Font"><text:span text:style-name="T4">Confirm that the environment variables are correct, by typing each separately:</text:span></text:span></text:p>
      <text:p text:style-name="P4"><text:soft-page-break/>&gt; echo $JAVA_HOME</text:p>
      <text:p text:style-name="P4">&gt; echo $CATALINA_HOME</text:p>
      <text:p text:style-name="P3"/>
      <text:p text:style-name="Normal"><text:span text:style-name="Default_20_Paragraph_20_Font"><text:span text:style-name="T6">JAVA_HOME</text:span></text:span><text:span text:style-name="Default_20_Paragraph_20_Font"><text:span text:style-name="T4"> should be: </text:span></text:span><text:span text:style-name="Default_20_Paragraph_20_Font"><text:span text:style-name="T6">/usr/lib/jvm/java</text:span></text:span></text:p>
      <text:p text:style-name="Normal"><text:span text:style-name="Default_20_Paragraph_20_Font"><text:span text:style-name="T6">CATALINA_HOME</text:span></text:span><text:span text:style-name="Default_20_Paragraph_20_Font"><text:span text:style-name="T4"> should be: </text:span></text:span><text:span text:style-name="Default_20_Paragraph_20_Font"><text:span text:style-name="T6">/usr/share/tomcat6/</text:span></text:span></text:p>
      <text:p text:style-name="P3">If an empty line is returned, you will have to set these environment variables by typing:</text:p>
      <text:p text:style-name="P4">&gt; export JAVA_HOME=/usr/lib/jvm/java</text:p>
      <text:p text:style-name="P4">&gt; export CATALINA_HOME=/usr/share/tomcat6/</text:p>
      <text:p text:style-name="P3"/>
      <text:p text:style-name="P3">Start the Tomcat service, by typing:</text:p>
      <text:p text:style-name="P4">&gt; service tomcat6 start</text:p>
      <text:p text:style-name="P3"/>
      <text:p text:style-name="Normal"><text:span text:style-name="Default_20_Paragraph_20_Font"><text:span text:style-name="T4">Check that it is running by browsing to: </text:span></text:span><text:a xlink:type="simple" xlink:href="http://localhost:8080/" office:target-frame-name="_top" xlink:show="replace"><text:span text:style-name="Hyperlink"><text:span text:style-name="T4">http://localhost:8080</text:span></text:span></text:a><text:span text:style-name="Default_20_Paragraph_20_Font"><text:span text:style-name="T4">. You should see the Apache Tomcat interface.</text:span></text:span></text:p>
      <text:p text:style-name="P3"/>
      <text:p text:style-name="Normal"><text:span text:style-name="Default_20_Paragraph_20_Font"><text:span text:style-name="T4">Optionally, you can set up SSL on Tomcat. Use the following link as reference: </text:span></text:span><text:a xlink:type="simple" xlink:href="http://tomcat.apache.org/tomcat-5.5-doc/ssl-howto.html" office:target-frame-name="_top" xlink:show="replace"><text:span text:style-name="Hyperlink"><text:span text:style-name="T4">http://tomcat.apache.org/tomcat-5.5-doc/ssl-howto.html</text:span></text:span></text:a></text:p>
      <text:p text:style-name="P3"/>
      <text:h text:style-name="P27" text:outline-level="1">3) Deploy the webapp</text:h>
      <text:p text:style-name="Normal"><text:span text:style-name="Default_20_Paragraph_20_Font"><text:span text:style-name="T4">Copy the "</text:span></text:span><text:span text:style-name="Default_20_Paragraph_20_Font"><text:span text:style-name="T6">tms.war</text:span></text:span><text:span text:style-name="Default_20_Paragraph_20_Font"><text:span text:style-name="T4">" file to CATALINA_HOME, which should be "</text:span></text:span><text:span text:style-name="Default_20_Paragraph_20_Font"><text:span text:style-name="T6">/srv/tomcat6/webapps/</text:span></text:span><text:span text:style-name="Default_20_Paragraph_20_Font"><text:span text:style-name="T4">". The file should extract automatically, but if not extract the contents including the sub-directories.</text:span></text:span></text:p>
      <text:p text:style-name="P3"/>
      <text:p text:style-name="Normal"><text:span text:style-name="Default_20_Paragraph_20_Font"><text:span text:style-name="T4">Edit the "</text:span></text:span><text:span text:style-name="Default_20_Paragraph_20_Font"><text:span text:style-name="T6">/srv/tomcat6/webapps/tms/WEB-INF/classes/AppConfig.properties</text:span></text:span><text:span text:style-name="Default_20_Paragraph_20_Font"><text:span text:style-name="T4">" file to reflect the correct username and password for the postgres user. Also ensure that the </text:span></text:span><text:span text:style-name="Default_20_Paragraph_20_Font"><text:span text:style-name="T6">AppConfig.properties</text:span></text:span><text:span text:style-name="Default_20_Paragraph_20_Font"><text:span text:style-name="T4"> file permissions are set so that only the root of the server is able to read and write the file. The file must be forbidden for other users and groups.</text:span></text:span></text:p>
      <text:p text:style-name="P3"/>
      <text:h text:style-name="P27" text:outline-level="1">4) Configure the firewall</text:h>
      <text:p text:style-name="Normal"><text:span text:style-name="Default_20_Paragraph_20_Font"><text:span text:style-name="T4">Open </text:span></text:span><text:span text:style-name="Default_20_Paragraph_20_Font"><text:span text:style-name="T6">Yast2</text:span></text:span><text:span text:style-name="Default_20_Paragraph_20_Font"><text:span text:style-name="T9">,</text:span></text:span><text:span text:style-name="Default_20_Paragraph_20_Font"><text:span text:style-name="T4"> then select "</text:span></text:span><text:span text:style-name="Default_20_Paragraph_20_Font"><text:span text:style-name="T6">Firewall</text:span></text:span><text:span text:style-name="Default_20_Paragraph_20_Font"><text:span text:style-name="T9">"</text:span></text:span><text:span text:style-name="Default_20_Paragraph_20_Font"><text:span text:style-name="T4"> under "</text:span></text:span><text:span text:style-name="Default_20_Paragraph_20_Font"><text:span text:style-name="T6">Security &amp; Users</text:span></text:span><text:span text:style-name="Default_20_Paragraph_20_Font"><text:span text:style-name="T9">"</text:span></text:span><text:span text:style-name="Default_20_Paragraph_20_Font"><text:span text:style-name="T4">.</text:span></text:span></text:p>
      <text:p text:style-name="Normal"><text:span text:style-name="Default_20_Paragraph_20_Font"><text:span text:style-name="T4">In "</text:span></text:span><text:span text:style-name="Default_20_Paragraph_20_Font"><text:span text:style-name="T6">Service to Allow</text:span></text:span><text:span text:style-name="Default_20_Paragraph_20_Font"><text:span text:style-name="T9">"</text:span></text:span><text:span text:style-name="Default_20_Paragraph_20_Font"><text:span text:style-name="T4">, select "</text:span></text:span><text:span text:style-name="Default_20_Paragraph_20_Font"><text:span text:style-name="T6">DHCPv4 Server</text:span></text:span><text:span text:style-name="Default_20_Paragraph_20_Font"><text:span text:style-name="T9">"</text:span></text:span><text:span text:style-name="Default_20_Paragraph_20_Font"><text:span text:style-name="T4"> and click </text:span></text:span><text:span text:style-name="Default_20_Paragraph_20_Font"><text:span text:style-name="T6">Add</text:span></text:span><text:span text:style-name="Default_20_Paragraph_20_Font"><text:span text:style-name="T4">.</text:span></text:span></text:p>
      <text:p text:style-name="Normal"><text:span text:style-name="Default_20_Paragraph_20_Font"><text:span text:style-name="T4">Then select the newly added service and click </text:span></text:span><text:span text:style-name="Default_20_Paragraph_20_Font"><text:span text:style-name="T6">Advanced</text:span></text:span><text:span text:style-name="Default_20_Paragraph_20_Font"><text:span text:style-name="T4">.</text:span></text:span></text:p>
      <text:p text:style-name="Normal"><text:span text:style-name="Default_20_Paragraph_20_Font"><text:span text:style-name="T4">Enter the port number "</text:span></text:span><text:span text:style-name="Default_20_Paragraph_20_Font"><text:span text:style-name="T6">8080</text:span></text:span><text:span text:style-name="Default_20_Paragraph_20_Font"><text:span text:style-name="T4">" in the first two fields </text:span></text:span></text:p>
      <text:p text:style-name="P3">Press OK.</text:p>
      <text:p text:style-name="P3">Press Next and Finish.</text:p>
      <text:p text:style-name="P3">Restart all the services or restart the server to apply the recent changes made.</text:p>
      <text:p text:style-name="P3"/>
      <text:p text:style-name="P3"/>
      <text:h text:style-name="P27" text:outline-level="1">5) Install DragMath</text:h>
      <text:p text:style-name="Normal"><text:span text:style-name="Default_20_Paragraph_20_Font"><text:span text:style-name="T4">Download the latest version of DragMath from: </text:span></text:span><text:a xlink:type="simple" xlink:href="http://sourceforge.net/projects/dragmath" office:target-frame-name="_top" xlink:show="replace"><text:span text:style-name="Hyperlink"><text:span text:style-name="T4">http://sourceforge.net/projects/dragmath</text:span></text:span></text:a></text:p>
      <text:p text:style-name="P3">Extract the contents of the downloaded archive.</text:p>
      <text:p text:style-name="Normal"><text:span text:style-name="Default_20_Paragraph_20_Font"><text:span text:style-name="T4">Navigate to the extracted directory and copy the "</text:span></text:span><text:span text:style-name="Default_20_Paragraph_20_Font"><text:span text:style-name="T6">/DragMath/</text:span></text:span><text:span text:style-name="Default_20_Paragraph_20_Font"><text:span text:style-name="T9">"</text:span></text:span><text:span text:style-name="Default_20_Paragraph_20_Font"><text:span text:style-name="T6"> </text:span></text:span><text:span text:style-name="Default_20_Paragraph_20_Font"><text:span text:style-name="T4">directory to "</text:span></text:span><text:span text:style-name="Default_20_Paragraph_20_Font"><text:span text:style-name="T6">/srv/tomcat6/webapps/tms/</text:span></text:span><text:span text:style-name="Default_20_Paragraph_20_Font"><text:span text:style-name="T4">"</text:span></text:span><text:span text:style-name="Default_20_Paragraph_20_Font"><text:span text:style-name="T9">.</text:span></text:span></text:p>
      <text:p text:style-name="P3">The DragMath module should now be installed.</text:p>
      <text:p text:style-name="P3"/>
      <text:p text:style-name="P3"/>
      <text:h text:style-name="P27" text:outline-level="1"><text:soft-page-break/>6) Test</text:h>
      <text:p text:style-name="Normal"><text:span text:style-name="Default_20_Paragraph_20_Font"><text:span text:style-name="T4">Enter the following into your browser's address bar: </text:span></text:span><text:a xlink:type="simple" xlink:href="http://localhost:8080/tms/index.html" office:target-frame-name="_top" xlink:show="replace"><text:span text:style-name="Hyperlink"><text:span text:style-name="T4">http://localhost:8080/tms/index.html</text:span></text:span></text:a><text:span text:style-name="Default_20_Paragraph_20_Font"><text:span text:style-name="T4">.</text:span></text:span></text:p>
      <text:p text:style-name="P3">Confirm that the TMS welcome page is loaded correctly.</text:p>
      <text:p text:style-name="P3"/>
      <text:p text:style-name="Normal"><text:span text:style-name="Default_20_Paragraph_20_Font"><text:span text:style-name="T4">Access the server from another computer on the network and confirm that it is accessible. If it is not, revisit the firewall configuration section of this document.</text:span></text:span></text:p>
      <text:p text:style-name="P3"/>
      <text:p text:style-name="P3">The domain configuration is left up to you.</text:p>
      <text:p text:style-name="P3"/>
      <text:p text:style-name="P3"/>
      <text:h text:style-name="P27" text:outline-level="1">7) Change the admin password</text:h>
      <text:p text:style-name="P3">NOTE: This step is extremely important in securing the TMS application because the default administrator password is openly available in the source code and this document and can be viewed by anyone.</text:p>
      <text:p text:style-name="P3">Sign into the TMS with the default administrator credentials:</text:p>
      <text:p text:style-name="Normal"><text:span text:style-name="Default_20_Paragraph_20_Font"><text:span text:style-name="T6">Username</text:span></text:span><text:span text:style-name="Default_20_Paragraph_20_Font"><text:span text:style-name="T4">: administrator</text:span></text:span></text:p>
      <text:p text:style-name="Normal"><text:span text:style-name="Default_20_Paragraph_20_Font"><text:span text:style-name="T6">Password</text:span></text:span><text:span text:style-name="Default_20_Paragraph_20_Font"><text:span text:style-name="T4">: admin123</text:span></text:span></text:p>
      <text:p text:style-name="P3"/>
      <text:p text:style-name="Normal"><text:span text:style-name="Default_20_Paragraph_20_Font"><text:span text:style-name="T4">Navigate to the Administration Interface by clicking on </text:span></text:span><text:span text:style-name="Default_20_Paragraph_20_Font"><text:span text:style-name="T6">Administration</text:span></text:span><text:span text:style-name="Default_20_Paragraph_20_Font"><text:span text:style-name="T4">.</text:span></text:span></text:p>
      <text:p text:style-name="Normal"><text:span text:style-name="Default_20_Paragraph_20_Font"><text:span text:style-name="T4">Select the "</text:span></text:span><text:span text:style-name="Default_20_Paragraph_20_Font"><text:span text:style-name="T6">Users and Categories</text:span></text:span><text:span text:style-name="Default_20_Paragraph_20_Font"><text:span text:style-name="T9">"</text:span></text:span><text:span text:style-name="Default_20_Paragraph_20_Font"><text:span text:style-name="T4"> tab.</text:span></text:span></text:p>
      <text:p text:style-name="Normal"><text:span text:style-name="Default_20_Paragraph_20_Font"><text:span text:style-name="T4">Select "</text:span></text:span><text:span text:style-name="Default_20_Paragraph_20_Font"><text:span text:style-name="T6">Administrator</text:span></text:span><text:span text:style-name="Default_20_Paragraph_20_Font"><text:span text:style-name="T9">"</text:span></text:span><text:span text:style-name="Default_20_Paragraph_20_Font"><text:span text:style-name="T4"> from the "</text:span></text:span><text:span text:style-name="Default_20_Paragraph_20_Font"><text:span text:style-name="T6">Select User Category</text:span></text:span><text:span text:style-name="Default_20_Paragraph_20_Font"><text:span text:style-name="T4">" drop down list and then select "</text:span></text:span><text:span text:style-name="Default_20_Paragraph_20_Font"><text:span text:style-name="T6">Default Administrator</text:span></text:span><text:span text:style-name="Default_20_Paragraph_20_Font"><text:span text:style-name="T9">"</text:span></text:span><text:span text:style-name="Default_20_Paragraph_20_Font"><text:span text:style-name="T4"> from the "</text:span></text:span><text:span text:style-name="Default_20_Paragraph_20_Font"><text:span text:style-name="T6">Select User</text:span></text:span><text:span text:style-name="Default_20_Paragraph_20_Font"><text:span text:style-name="T4">" drop down list.</text:span></text:span></text:p>
      <text:p text:style-name="Normal"><text:span text:style-name="Default_20_Paragraph_20_Font"><text:span text:style-name="T4">Enter a new password and press "</text:span></text:span><text:span text:style-name="Default_20_Paragraph_20_Font"><text:span text:style-name="T6">Save</text:span></text:span><text:span text:style-name="Default_20_Paragraph_20_Font"><text:span text:style-name="T4">" to apply the changes.</text:span></text:span></text:p>
      <text:p text:style-name="P3"/>
      <text:p text:style-name="P3">Distribute the username and password to the person who will be responsible for the administration of the TMS. The administrator should then create termbases, projects, input models, access rights and other users.</text:p>
      <text:p text:style-name="P3"/>
      <text:p text:style-name="P3"/>
      <text:p text:style-name="Normal"><text:span text:style-name="Default_20_Paragraph_20_Font"><text:span text:style-name="T4">If you have any questions or information or have noted any errors, please post them on the project page: </text:span></text:span><text:a xlink:type="simple" xlink:href="http://sourceforge.net/projects/autshumatotms" office:target-frame-name="_top" xlink:show="replace"><text:span text:style-name="Hyperlink"><text:span text:style-name="T4">http://sourceforge.net/projects/autshumatotms</text:span></text:span></text:a></text:p>
      <text:p text:style-name="P3"/>
      <text:p text:style-name="P3"/>
      <text:h text:style-name="P27" text:outline-level="1">8) Customise the application for your business/organisation</text:h>
      <text:p text:style-name="P13"/>
      <text:p text:style-name="Body_20_Text"><text:span text:style-name="Default_20_Paragraph_20_Font"><text:span text:style-name="T4">Now all that is left is to customise the application for your company/organisation. The most notable of these customisations are the images used in the TMS. You can replace any of the images found in the </text:span></text:span><text:span text:style-name="Default_20_Paragraph_20_Font"><text:span text:style-name="T6">/tms/images/</text:span></text:span><text:span text:style-name="Default_20_Paragraph_20_Font"><text:span text:style-name="T4"> directory and this will be reflected in the system. The most important of these are listed here:</text:span></text:span></text:p>
      <table:table table:name="Table1" table:style-name="Table1">
        <table:table-column table:style-name="Table1.A"/>
        <table:table-column table:style-name="Table1.B" table:number-columns-repeated="2"/>
        <table:table-row>
          <table:table-cell table:style-name="Table1.A1" office:value-type="string">
            <text:p text:style-name="P19">Image name</text:p>
          </table:table-cell>
          <table:table-cell table:style-name="Table1.A1" office:value-type="string">
            <text:p text:style-name="P19">Description</text:p>
          </table:table-cell>
          <table:table-cell table:style-name="Table1.C1" office:value-type="string">
            <text:p text:style-name="P19">Dimensions</text:p>
          </table:table-cell>
        </table:table-row>
        <table:table-row>
          <table:table-cell table:style-name="Table1.A2" office:value-type="string">
            <text:p text:style-name="P17">Title.png</text:p>
          </table:table-cell>
          <table:table-cell table:style-name="Table1.A2" office:value-type="string">
            <text:p text:style-name="P17">Name of the system</text:p>
          </table:table-cell>
          <table:table-cell table:style-name="Table1.C2" office:value-type="string">
            <text:p text:style-name="P18">332 x 43 px</text:p>
          </table:table-cell>
        </table:table-row>
        <table:table-row>
          <table:table-cell table:style-name="Table1.A2" office:value-type="string">
            <text:p text:style-name="P17">Logo.png</text:p>
          </table:table-cell>
          <table:table-cell table:style-name="Table1.A2" office:value-type="string">
            <text:p text:style-name="P17">Company/organisation logo</text:p>
          </table:table-cell>
          <table:table-cell table:style-name="Table1.C2" office:value-type="string">
            <text:p text:style-name="P18">600 x 211 px</text:p>
          </table:table-cell>
        </table:table-row>
      </table:table>
      <text:p text:style-name="P12"/>
      <text:p text:style-name="P12">The title image depicts the name of the system as a picture and the logo image is the company/organisation logo or emblem. Replace the default templates "Title.png" and "Logo.png" with the images of your choice.</text:p>
      <text:p text:style-name="P12"><text:soft-page-break/>It is recommended, but not required, to keep the dimensions of the replacing image the same as the original picture. Inserting images of different dimensions to the original may result in an undesirable layout.</text:p>
      <text:p text:style-name="P12"/>
      <text:p text:style-name="P13">Setting the alternative text for the images:</text:p>
      <text:p text:style-name="Body_20_Text"><text:span text:style-name="Default_20_Paragraph_20_Font"><text:span text:style-name="T4">Open and edit the "</text:span></text:span><text:span text:style-name="Default_20_Paragraph_20_Font"><text:span text:style-name="T6">/tms/index.html</text:span></text:span><text:span text:style-name="Default_20_Paragraph_20_Font"><text:span text:style-name="T4">" page.</text:span></text:span></text:p>
      <text:p text:style-name="P12">Find the following section:</text:p>
      <table:table table:name="Table2" table:style-name="Table2">
        <table:table-column table:style-name="Table2.A"/>
        <table:table-row>
          <table:table-cell table:style-name="Table2.A1" office:value-type="string">
            <text:p text:style-name="P8">&lt;body&gt;</text:p>
            <text:p text:style-name="P9">&lt;div id="main"&gt;</text:p>
            <text:p text:style-name="P2"><text:span text:style-name="Default_20_Paragraph_20_Font"><text:span text:style-name="T26">&lt;table width="100%" border="0" </text:span></text:span><text:span text:style-name="Default_20_Paragraph_20_Font"><text:span text:style-name="T17">cellpadding</text:span></text:span><text:span text:style-name="Default_20_Paragraph_20_Font"><text:span text:style-name="T26">="0" </text:span></text:span><text:span text:style-name="Default_20_Paragraph_20_Font"><text:span text:style-name="T17">cellspacing</text:span></text:span><text:span text:style-name="Default_20_Paragraph_20_Font"><text:span text:style-name="T26">="0"&gt;</text:span></text:span></text:p>
            <text:p text:style-name="P9"><text:s text:c="2"/>&lt;tr&gt;</text:p>
            <text:p text:style-name="P2"><text:span text:style-name="Default_20_Paragraph_20_Font"><text:span text:style-name="T26"><text:s text:c="4"/>&lt;td width="30%" align="</text:span></text:span><text:span text:style-name="Default_20_Paragraph_20_Font"><text:span text:style-name="T17">center</text:span></text:span><text:span text:style-name="Default_20_Paragraph_20_Font"><text:span text:style-name="T26">" </text:span></text:span><text:span text:style-name="Default_20_Paragraph_20_Font"><text:span text:style-name="T17">valign</text:span></text:span><text:span text:style-name="Default_20_Paragraph_20_Font"><text:span text:style-name="T26">="middle" </text:span></text:span><text:span text:style-name="Default_20_Paragraph_20_Font"><text:span text:style-name="T17">bgcolor</text:span></text:span><text:span text:style-name="Default_20_Paragraph_20_Font"><text:span text:style-name="T26">="#ffef30"&gt;</text:span></text:span><text:span text:style-name="Default_20_Paragraph_20_Font"><text:span text:style-name="T27">&lt;img </text:span></text:span><text:span text:style-name="Default_20_Paragraph_20_Font"><text:span text:style-name="T18">src</text:span></text:span><text:span text:style-name="Default_20_Paragraph_20_Font"><text:span text:style-name="T27">="images/</text:span></text:span><text:span text:style-name="Default_20_Paragraph_20_Font"><text:span text:style-name="T19">Title.png</text:span></text:span><text:span text:style-name="Default_20_Paragraph_20_Font"><text:span text:style-name="T27">" width="332" height="43" </text:span></text:span><text:span text:style-name="Default_20_Paragraph_20_Font"><text:span text:style-name="T18">alt</text:span></text:span><text:span text:style-name="Default_20_Paragraph_20_Font"><text:span text:style-name="T27">="Title" /&gt;</text:span></text:span><text:span text:style-name="Default_20_Paragraph_20_Font"><text:span text:style-name="T26">&lt;/td&gt;</text:span></text:span></text:p>
            <text:p text:style-name="P2"><text:span text:style-name="Default_20_Paragraph_20_Font"><text:span text:style-name="T26"><text:s text:c="4"/>&lt;td id="signedOnUser" width="70%" align="</text:span></text:span><text:span text:style-name="Default_20_Paragraph_20_Font"><text:span text:style-name="T17">center</text:span></text:span><text:span text:style-name="Default_20_Paragraph_20_Font"><text:span text:style-name="T26">" style="vertical-align: middle;" <text:s/></text:span></text:span><text:span text:style-name="Default_20_Paragraph_20_Font"><text:span text:style-name="T17">bgcolor</text:span></text:span><text:span text:style-name="Default_20_Paragraph_20_Font"><text:span text:style-name="T26">="#ffef30"&gt;&amp;nbsp;&lt;/td&gt;</text:span></text:span></text:p>
            <text:p text:style-name="P9"><text:s text:c="2"/>&lt;/tr&gt;</text:p>
            <text:p text:style-name="P9">&lt;/table&gt;</text:p>
            <text:p text:style-name="P2"><text:span text:style-name="Default_20_Paragraph_20_Font"><text:span text:style-name="T26">&lt;table width="100%" border="0" </text:span></text:span><text:span text:style-name="Default_20_Paragraph_20_Font"><text:span text:style-name="T17">cellpadding</text:span></text:span><text:span text:style-name="Default_20_Paragraph_20_Font"><text:span text:style-name="T26">="10" </text:span></text:span><text:span text:style-name="Default_20_Paragraph_20_Font"><text:span text:style-name="T17">cellspacing</text:span></text:span><text:span text:style-name="Default_20_Paragraph_20_Font"><text:span text:style-name="T26">="0"&gt;</text:span></text:span></text:p>
            <text:p text:style-name="P9"><text:s text:c="2"/>&lt;tr&gt;</text:p>
            <text:p text:style-name="P2"><text:span text:style-name="Default_20_Paragraph_20_Font"><text:span text:style-name="T26"><text:s text:c="4"/>&lt;td width="50%" height="120" align="right" </text:span></text:span><text:span text:style-name="Default_20_Paragraph_20_Font"><text:span text:style-name="T17">valign</text:span></text:span><text:span text:style-name="Default_20_Paragraph_20_Font"><text:span text:style-name="T26">="middle" </text:span></text:span><text:span text:style-name="Default_20_Paragraph_20_Font"><text:span text:style-name="T17">bgcolor</text:span></text:span><text:span text:style-name="Default_20_Paragraph_20_Font"><text:span text:style-name="T26">="#FFFFFF"&gt;</text:span></text:span><text:span text:style-name="Default_20_Paragraph_20_Font"><text:span text:style-name="T27">&lt;img </text:span></text:span><text:span text:style-name="Default_20_Paragraph_20_Font"><text:span text:style-name="T18">src</text:span></text:span><text:span text:style-name="Default_20_Paragraph_20_Font"><text:span text:style-name="T27">="images/Logo.png" </text:span></text:span><text:span text:style-name="Default_20_Paragraph_20_Font"><text:span text:style-name="T18">alt</text:span></text:span><text:span text:style-name="Default_20_Paragraph_20_Font"><text:span text:style-name="T27">="</text:span></text:span><text:span text:style-name="Default_20_Paragraph_20_Font"><text:span text:style-name="T18">Logo</text:span></text:span><text:span text:style-name="Default_20_Paragraph_20_Font"><text:span text:style-name="T27">" /&gt;</text:span></text:span><text:span text:style-name="Default_20_Paragraph_20_Font"><text:span text:style-name="T26">&lt;/td&gt;</text:span></text:span></text:p>
            <text:p text:style-name="P2"><text:span text:style-name="Default_20_Paragraph_20_Font"><text:span text:style-name="T26"><text:s text:c="4"/>&lt;td width="50%" align="left" </text:span></text:span><text:span text:style-name="Default_20_Paragraph_20_Font"><text:span text:style-name="T17">valign</text:span></text:span><text:span text:style-name="Default_20_Paragraph_20_Font"><text:span text:style-name="T26">="middle" </text:span></text:span><text:span text:style-name="Default_20_Paragraph_20_Font"><text:span text:style-name="T17">bgcolor</text:span></text:span><text:span text:style-name="Default_20_Paragraph_20_Font"><text:span text:style-name="T26">="#FFFFFF"&gt;&amp;nbsp;&lt;/td&gt;</text:span></text:span></text:p>
            <text:p text:style-name="P9"><text:s text:c="2"/>&lt;/tr&gt;</text:p>
            <text:p text:style-name="P9">&lt;/table&gt;</text:p>
          </table:table-cell>
        </table:table-row>
      </table:table>
      <text:p text:style-name="P7"/>
      <text:p text:style-name="P14">The highlighted sections indicate where the images are inserted into the html file. You will notice an "alt" property. This contains the text to display if the image could not be loaded for some reason. This text usually describes the image that cannot be shown. The template title image only contains the text "Title". Enter alternative text for both of the images. Save and exit the document.</text:p>
      <text:h text:style-name="P29" text:outline-level="2">Addendum A: Additional Information</text:h>
      <text:h text:style-name="P30" text:outline-level="3">A) Allow External Access for the Data Importer or pgAdmin III</text:h>
      <text:p text:style-name="P12">By default PostgreSQL only allows local access to the database to ensure security. Any external connection have to be explicitly specified in the PostgreSQL configuration.</text:p>
      <text:p text:style-name="P12"/>
      <text:p text:style-name="P12">The PostgreSQL configuration files can usually be found at:</text:p>
      <text:p text:style-name="P11"><text:span text:style-name="T2">/var/lib/pgsql/data/pg_hba.conf</text:span><text:span text:style-name="T1"> and</text:span></text:p>
      <text:p text:style-name="P13">/var/lib/pgsql/data/postgresql.conf</text:p>
      <text:p text:style-name="P13"/>
      <text:p text:style-name="P15">To allow access for a system identified by the IP: 192.160.1.1</text:p>
      <text:list xml:id="list31612038" text:style-name="L5">
        <text:list-item>
          <text:p text:style-name="P31"><text:span text:style-name="T1">Open </text:span><text:span text:style-name="T2">pg_hba.conf</text:span><text:span text:style-name="T1"> in any text editor.</text:span></text:p>
        </text:list-item>
        <text:list-item>
          <text:p text:style-name="P32">Navigate to the following lines:</text:p>
          <text:p text:style-name="P33"># IPv4 local connections:</text:p>
          <text:p text:style-name="P33">host<text:tab/>all<text:tab/>all<text:tab/>127.0.0.1/32<text:tab/>md5</text:p>
        </text:list-item>
        <text:list-item>
          <text:p text:style-name="P32">Enter a new line beneath:</text:p>
          <text:p text:style-name="P33"><text:soft-page-break/>host<text:tab/>all<text:tab/>all<text:tab/>192.160.1.1<text:tab/>md5</text:p>
          <text:p text:style-name="P32">(Each of the values are tab-separated)</text:p>
        </text:list-item>
        <text:list-item>
          <text:p text:style-name="P31"><text:span text:style-name="T1">Save and close the </text:span><text:span text:style-name="T2">pg_hba.conf</text:span><text:span text:style-name="T1"> file.</text:span></text:p>
        </text:list-item>
        <text:list-item>
          <text:p text:style-name="P31"><text:span text:style-name="T1">Open the </text:span><text:span text:style-name="T2">postgresql.conf</text:span><text:span text:style-name="T1"> file.</text:span></text:p>
        </text:list-item>
        <text:list-item>
          <text:p text:style-name="P32">Find the line “# - Connection Settings -”</text:p>
        </text:list-item>
        <text:list-item>
          <text:p text:style-name="P32">Add the following new line beneath:</text:p>
          <text:p text:style-name="P33">listen_addresses='*'</text:p>
        </text:list-item>
        <text:list-item>
          <text:p text:style-name="P31"><text:span text:style-name="T1">Save and close the </text:span><text:span text:style-name="T2">postgresql.conf</text:span><text:span text:style-name="T1"> file.</text:span></text:p>
        </text:list-item>
        <text:list-item>
          <text:p text:style-name="P32">Restart the postgreSQL service by typing into the terminal:</text:p>
          <text:p text:style-name="P32">service restart postgresql</text:p>
        </text:list-item>
        <text:list-item>
          <text:p text:style-name="P32">Check that the services started correctly.</text:p>
        </text:list-item>
      </text:list>
      <text:p text:style-name="P15"/>
      <text:p text:style-name="P15">The system with IP address 192.160.1.1 will now be able to connect to the database.</text:p>
      <text:p text:style-name="P16"><text:span text:style-name="T1">Feel free to investigate the </text:span><text:span text:style-name="T2">pg_hba.conf </text:span><text:span text:style-name="T1">and </text:span><text:span text:style-name="T2">postgresql.conf</text:span><text:span text:style-name="T1"> files and their settings further to optimally secure the server from external connections.</text:span></text:p>
      <text:h text:style-name="P30" text:outline-level="3">B) Traffic Shaping</text:h>
      <text:p text:style-name="Body_20_Text"><text:span text:style-name="Default_20_Paragraph_20_Font"><text:span text:style-name="T4">Traffic Shaping is the control of network traffic. By implementing proper traffic shaping techniques on the server, you can ensure that local users have priority in accessing the web servi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fo:text-shadow="none" style:text-underline-style="none" fo:font-weight="normal" style:letter-kerning="false" style:font-size-asian="10pt" style:language-asian="en" style:country-asian="GB"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GB" fo:font-style="normal" fo:text-shadow="none"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Body_20_Text" style:default-outline-level="1" style:class="text">
      <style:paragraph-properties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Heading_20_2" style:display-name="Heading 2" style:family="paragraph" style:parent-style-name="Heading" style:next-style-name="Body_20_Text"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Body_20_Text"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orphans="0" fo:widows="0" fo:hyphenation-ladder-count="no-limit"/>
      <style:text-properties style:font-name="Liberation Serif" fo:font-size="12pt" fo:language="en" fo:country="US" style:letter-kerning="true" style:font-name-asian="Droid Sans Fallback" style:font-size-asian="12pt" style:language-asian="hi" style:country-asian="IN" style:font-name-complex="DejaVu Sans" style:font-size-complex="12pt" style:language-complex="hi" style:country-complex="IN" fo:hyphenate="false" fo:hyphenation-remain-char-count="0" fo:hyphenation-push-char-count="0"/>
    </style:style>
    <style:style style:name="Body_20_Text" style:display-name="Body Text" style:family="paragraph" style:parent-style-name="Normal">
      <style:paragraph-properties fo:margin-top="0cm" fo:margin-bottom="0.212cm" fo:hyphenation-ladder-count="no-limit"/>
      <style:text-properties fo:hyphenate="false" fo:hyphenation-remain-char-count="0" fo:hyphenation-push-char-count="0"/>
    </style:style>
    <style:style style:name="List" style:family="paragraph" style:parent-style-name="Body_20_Text" style:class="list">
      <style:paragraph-properties fo:hyphenation-ladder-count="no-limit"/>
      <style:text-properties fo:hyphenate="false" fo:hyphenation-remain-char-count="0" fo:hyphenation-push-char-count="0"/>
    </style:style>
    <style:style style:name="Caption" style:family="paragraph" style:parent-style-name="Normal"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Normal"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fo:language="en" fo:country="GB" style:font-size-asian="10pt" style:font-name-complex="Mangal" style:font-size-complex="9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 style:family="text">
      <style:text-properties fo:font-weight="bold" style:font-weight-asian="bold" style:font-weight-complex="bold"/>
    </style:style>
    <style:style style:name="Source_20_Text" style:display-name="Source Text" style:family="text">
      <style:text-properties style:font-name="DejaVu Sans Mono" style:font-name-asian="Droid Sans Fallback" style:font-name-complex="DejaVu Sans Mono"/>
    </style:style>
    <style:style style:name="Balloon_20_Text_20_Char" style:display-name="Balloon Text Char" style:family="text" style:parent-style-name="Default_20_Paragraph_20_Font">
      <style:text-properties style:font-name="Tahoma" fo:font-size="8pt" fo:language="en" fo:country="US" style:letter-kerning="true" style:font-name-asian="Droid Sans Fallback" style:font-size-asian="8pt" style:language-asian="hi" style:country-asian="IN" style:font-name-complex="Mangal" style:font-size-complex="7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erif" style:letter-kerning="true" style:font-name-asian="Droid Sans Fallback" style:language-asian="hi" style:country-asian="IN" style:font-name-complex="Mangal"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WW_5f_CharLFO2LVL1" style:display-name="WW_CharLFO2LVL1" style:family="text">
      <style:text-properties style:font-name="Symbol" style:font-name-complex="OpenSymbol"/>
    </style:style>
    <style:style style:name="WW_5f_CharLFO2LVL2" style:display-name="WW_CharLFO2LVL2" style:family="text">
      <style:text-properties style:font-name="Symbol" style:font-name-complex="OpenSymbol"/>
    </style:style>
    <style:style style:name="WW_5f_CharLFO2LVL3" style:display-name="WW_CharLFO2LVL3" style:family="text">
      <style:text-properties style:font-name="Symbol" style:font-name-complex="OpenSymbol"/>
    </style:style>
    <style:style style:name="WW_5f_CharLFO2LVL4" style:display-name="WW_CharLFO2LVL4" style:family="text">
      <style:text-properties style:font-name="Symbol" style:font-name-complex="OpenSymbol"/>
    </style:style>
    <style:style style:name="WW_5f_CharLFO2LVL5" style:display-name="WW_CharLFO2LVL5" style:family="text">
      <style:text-properties style:font-name="Symbol" style:font-name-complex="OpenSymbol"/>
    </style:style>
    <style:style style:name="WW_5f_CharLFO2LVL6" style:display-name="WW_CharLFO2LVL6" style:family="text">
      <style:text-properties style:font-name="Symbol" style:font-name-complex="OpenSymbol"/>
    </style:style>
    <style:style style:name="WW_5f_CharLFO2LVL7" style:display-name="WW_CharLFO2LVL7" style:family="text">
      <style:text-properties style:font-name="Symbol" style:font-name-complex="OpenSymbol"/>
    </style:style>
    <style:style style:name="WW_5f_CharLFO2LVL8" style:display-name="WW_CharLFO2LVL8" style:family="text">
      <style:text-properties style:font-name="Symbol" style:font-name-complex="OpenSymbol"/>
    </style:style>
    <style:style style:name="WW_5f_CharLFO2LVL9" style:display-name="WW_CharLFO2LVL9" style:family="text">
      <style:text-properties style:font-name="Symbol" style:font-name-complex="OpenSymbol"/>
    </style:style>
    <style:style style:name="WW_5f_CharLFO3LVL1" style:display-name="WW_CharLFO3LVL1" style:family="text">
      <style:text-properties style:font-name="Symbol" style:font-name-complex="OpenSymbol"/>
    </style:style>
    <style:style style:name="WW_5f_CharLFO3LVL3" style:display-name="WW_CharLFO3LVL3" style:family="text">
      <style:text-properties style:font-name="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Symbol" style:font-name-complex="OpenSymbol"/>
    </style:style>
    <style:style style:name="WW_5f_CharLFO3LVL6" style:display-name="WW_CharLFO3LVL6" style:family="text">
      <style:text-properties style:font-name="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Symbol" style:font-name-complex="OpenSymbol"/>
    </style:style>
    <style:style style:name="WW_5f_CharLFO3LVL9" style:display-name="WW_CharLFO3LVL9" style:family="text">
      <style:text-properties style:font-name="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width="0.762cm"/>
      </text:outline-level-style>
      <text:outline-level-style text:level="2" style:num-format="">
        <style:list-level-properties text:min-label-width="1.016cm"/>
      </text:outline-level-style>
      <text:outline-level-style text:level="3" style:num-format="">
        <style:list-level-properties text:min-label-width="1.27cm"/>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NTLWF</meta:initial-creator>
    <meta:creation-date>2012-01-24T12:52:00Z</meta:creation-date>
    <dc:date>2013-12-12T12:05:58.75</dc:date>
    <meta:print-date>1601-01-01T00:00:00Z</meta:print-date>
    <meta:editing-cycles>162</meta:editing-cycles>
    <meta:editing-duration>PT05H30M39S</meta:editing-duration>
    <meta:document-statistic meta:table-count="2" meta:image-count="0" meta:object-count="0" meta:page-count="10" meta:paragraph-count="272" meta:word-count="2882" meta:character-count="18844"/>
    <meta:template xlink:type="simple" xlink:actuate="onRequest" xlink:title="" xlink:href="Normal.dotm"/>
  </office:meta>
</office:document-meta>
</file>